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color="#052726"/>
    </style:style>
    <style:style style:name="T2" style:family="text">
      <style:text-properties style:font-name="Apple SD Gothic Neo"/>
    </style:style>
    <style:style style:name="TableColumn1" style:family="table-column">
      <style:table-column-properties style:column-width="3.4625in" style:rel-column-width="32767*"/>
    </style:style>
  </office:automatic-styles>
  <office:body>
    <office:text>
      <text:p text:style-name="P1">李念淨   |  2018.06.30 19:39   |   <text:a xlink:type="simple" xlink:href="http://palinfo.habago.org/Entry?Command=Information_PrintForum&amp;iPage=70#FORUM36785"><text:span text:style-name="T1">#</text:span></text:a></text:p>
      <text:p text:style-name="P2">最近看了世界杯足球賽，更加印證了強權始終都是貪得無厭，甚麼都要干預。 <text:line-break/><text:line-break/>最近西方傳媒出現好多這樣的文章，大加批評俄羅斯、塞爾維亞(前南斯拉夫主體) <text:line-break/>https://bbs.hupu.com/22724090.html <text:line-break/>https://tw.sports.appledaily.com/realtime/20180630/1382496/ <text:line-break/><text:line-break/>但是實際看球賽，例如幾天前的瑞士2:1塞爾維亞就知道，裁判抓罰尺度始終偏向瑞士，只要塞方球員防守動作就一律給黃牌，瑞士只拿到一張牌，塞爾維亞卻拿到四張，怎麼能不輸？ <text:line-break/><text:line-break/>http://sports.ltn.com.tw/news/breakingnews/2469234 <text:line-break/>而由西方主導的FIFA則更加誇張，瑞士球員做出爭議手勢不僅輕罰，甚至重罰對FIFA抗議的塞爾維亞足協，這樣的偏袒的作為簡直就是笑話。 <text:line-break/><text:line-break/>最好笑的就是網路上大多數的台灣人胡亂類比，把俄羅斯當成中國，把塞爾維亞人當成台灣藍營支持者，綠營支持者以科索沃人自居，然後無緣無故去仇視一個幾千里外的小國家塞爾維亞。 <text:line-break/>被肢解的南斯拉夫，原本各民族和諧度日，強人鐵托一死，每個民族都各懷鬼胎，以及最嚴重的西方英美勢力挑播及肢解(例如轟炸中國大使館)，導致全國內戰，箇中是非其實很難怪罪南斯拉夫人自己。 <text:line-break/><text:line-break/>換句話說，就算俄國人銳意花了大錢用心舉辦運動會如冬奧跟世足賽，改善自己以及國民的形象，每個親自去當地的西方民眾訪問都讚不絕口，但這樣的情況又能持續多久呢？西方媒體可說是百年老店，不久仍然能把你打得一夜回解放前，妖魔化那些知識從來沒有覺醒或是不出國的民眾。 <text:line-break/><text:line-break/>而台灣人每次談論國際事務，總要莫名其妙的亂拿來類比台灣一通，上至天文地理下至政治歷史：凡黑方必定是中國、俄羅斯等；紅方必定是台灣人、日本人、美國人等，這樣的現象實在令人憂心。 </text:p>
      <text:p text:style-name="P1">lbboy   |  2018.06.28 16:13   |   <text:a xlink:type="simple" xlink:href="http://palinfo.habago.org/Entry?Command=Information_PrintForum&amp;iPage=70#FORUM36784"><text:span text:style-name="T1">#</text:span></text:a></text:p>
      <text:p text:style-name="P3">https://m.youtube.com/watch?v=R6_n7lsLYko <text:line-break/>順著上篇推薦的這個科技袁人的視頻，看到袁老師這一篇介紹植物學家鍾揚教授的視頻，覺得還滿溫馨的，有興趣可以看看。 <text:line-break/>其實身邊有許多我們平常根本就不認識的人默默的在做事。</text:p>
      <text:p text:style-name="P4"/>
      <text:p text:style-name="P1">鄭豐遠   |  2018.06.28 10:56   |   <text:a xlink:type="simple" xlink:href="http://palinfo.habago.org/Entry?Command=Information_PrintForum&amp;iPage=71#FORUM36783"><text:span text:style-name="T1">#</text:span></text:a></text:p>
      <text:p text:style-name="P3">今天無意中看到的影片，隨手貼出來，其實沒什麼意思，一點感觸。中國早已不是台灣人想像的那樣的落後國家，台灣同胞有科學基因的，應該多多去瞭解，才能為自己安身立命找到最好的位置。我是靠科技吃飯的人，又身處科技十分落後的澳洲，對中國科技之進步速度自然是十分敏感。我看這位袁老師的影片已經一段時間，佩服他的聰明和知識，言之有物，唯獨言語氣味並非我類。我漂亮的老婆經常提醒我，不要天真，不要過度在心裡美化中國和中國人，我和我想像的同胞們很可能完全不是同一類。其實我內心是很明白的，但我也很能理解或同理中國人如今的思想為什麼會那麼地以實用或效益為出發點，言必稱科學，滿口大國強國的，動輒一副土豪味，完全缺乏一種不實用但在我看很重要的東西。但這世界畢竟不是一個搖藍，而是一個戰場，一個民族得先活下來，然後再站起來，最後你再來考慮唱首歌。 <text:line-break/><text:line-break/>影片最後的結論還挺讓我訝異的，我還以為他會說些什麼別的。不過這位袁老師已經不是第一次講這些外星幻想了。 <text:line-break/><text:line-break/>https://www.youtube.com/watch?v=Cbtl1JaGrSI</text:p>
      <text:p text:style-name="P1">陳真   |  2018.06.27 20:52   |   <text:a xlink:type="simple" xlink:href="http://palinfo.habago.org/Entry?Command=Information_PrintForum&amp;iPage=71#FORUM36782"><text:span text:style-name="T1">#</text:span></text:a></text:p>
      <text:p text:style-name="P2">名家縱論／蘇起：東亞的連環戲 <text:line-break/><text:line-break/>2018-04-28 <text:line-break/><text:line-break/>聯合報 蘇起（台北論壇董事長、政大名譽教授） <text:line-break/><text:line-break/><text:line-break/>今年的東亞是世界最受矚目的舞台。沒有任何地區像東亞這樣同時上演五場大戲，每一場都有足夠吸睛的聲光熱，又都重要到牽動許多人的心情乃至股市高低。 <text:line-break/><text:line-break/>第一場當然是美中兩強的關係。一邊是自戀隨性的政治素人領導的守成超強，另一邊是自信沉著的政壇老手領導的崛起大國。這兩國與兩人的任何一舉一動都足以在太平洋掀起陣陣波瀾。第二就是剛剛落幕的第三次南北韓高峰會，雙方很努力避免落入前兩次的老套，積極尋找程序及實質上的新亮點。第三就是可能在五或六月舉行的美朝（鮮）「川金會」。這是由第一男主角川普親自編劇並導演的新戲碼，又是七十年來美朝第一次高峰會，所以兩韓峰會馬上被貶為美朝峰會的前菜。第四就是三不五時會熱鬧一陣的南海問題。第五當然就是我們熟悉的台海問題。還好這幾年北京與東京積極自制，不然東海海域還會是東亞的第六場大戲。 <text:line-break/><text:line-break/>這五場戲同時公演，在二戰後的七十年間絕無僅有。由於好幾個主角及配角都在跨場軋戲，所以各劇劇情與演員的情緒必然交互影響。因此我們在台灣絕不應只盯兩岸關係，也必須認真看待另四場大戲。 <text:line-break/><text:line-break/>兩韓峰會看似由南韓總統文在寅及北韓的金正恩領銜主演，實際上大家更關心的是稍後的「川金會」，因為它不僅更關鍵，也更難預測。川金兩位主角近年不斷有出人意表演出。七十出頭的川普一向精於也樂於表演，入主白宮後如魚得水，頻頻脫稿，迭創收視高潮。年紀小他一半的北韓金正恩不遑多讓，首先藉著核試及洲際飛彈大幅提升全球焦慮，然後利用平昌冬奧的滑坡來個急速迴轉，不僅啟動兩韓和解，還突然首訪北京，以增強自己面對南韓及美國時的談判力量。他年紀雖輕，籌碼也不多，但透過時機拿捏及精準操作，使他每一台步的效果都能極大化。 <text:line-break/><text:line-break/>所以各界在會前對兩韓峰會一直審慎樂觀，但對「川金會」卻有期待，更有存疑。不過這次美韓朝的和解與過去有個重大差異，那就是三方都有重大內部壓力。韓國文在寅旗幟鮮明，六月又馬上有地方選舉及修憲投票，自不在話下。更關鍵的是美朝。 <text:line-break/><text:line-break/>永不服輸的川普總統其實正面臨上任以來最大危機。針對他當選正當性的「通俄門」調查加緊收攏，包括前國安顧問在內的多位昔日幕僚紛紛認罪或與司法部門合作。他的辯護律師團縮小到只剩專長不盡適合的一人。他的私人律師最近又被聯邦調查局搜索並查扣了大批資料。川普過去交往過的情色女星竟在這時跳出來上電視大爆他倆床第腥料，締造美國電視廿幾年來的最高收視率，並直接導致多位共和黨議員宣布退出年底期中選舉。其中年僅四十八歲眾院議長的棄選更是重磅炸彈。一般估計，如果年底共和黨失去眾院多數，川普明年被彈劾的可能性大為升高。 <text:line-break/><text:line-break/>為了挽狂瀾於既倒，川普就重整執政隊伍，試圖兌現競選諾言，以保住基本盤。其中與中國大陸的「貿易戰」就是為了削減選民關注的貿易逆差，並不完全是「反中」，甚或「美中全面戰略對抗」，更不是「愛台灣」。他迫不及待抓住金正恩意外遞出的橄欖枝，也是基於同一動機。既轉移國內困境焦點，又給自己創造歷史機會。對他而言，何損之有？ <text:line-break/><text:line-break/>金正恩也一樣。他早在二○一三年就推出有別於亡父金正日獨尊軍事的「並進」政策（即核武與經濟齊頭並進）。近年中共積極參與的國際制裁重創北韓經濟，使得他不得不在四月廿日的勞動黨大會上宣布已經「完美無缺地實現國家核力量建設」，現在要「集中一切力量進行社會主義經濟建設」。這個類似鄧小平四十年前大翻轉的「改革開放」，如果是真誠的，當然需要營造一個和平穩定的外部環境。正如同當年鄧推動美中建交，金正恩選擇了兩韓和解、中朝和睦、及美朝和緩。 <text:line-break/><text:line-break/>既然如此，對川金會的發展可以審慎，卻不必太悲觀。如兩個峰會都進展順利，韓半島「熱點」將立時降溫，而台海僵局必然更加突出。台灣是等著大國來處理「台灣問題」，還是該像南北韓那樣主動創造時勢，其實就在一念之間。 <text:line-break/><text:line-break/>（作者為台北論壇董事長、政大名譽教授）</text:p>
      <text:p text:style-name="P1">陳真   |  2018.06.27 20:51   |   <text:a xlink:type="simple" xlink:href="http://palinfo.habago.org/Entry?Command=Information_PrintForum&amp;iPage=71#FORUM36781"><text:span text:style-name="T1">#</text:span></text:a></text:p>
      <text:p text:style-name="P3">每隔一段時間，我就會找出蘇起的文章來看。懶得看的，不妨每一篇都直接看最後一段。島內談兩岸問題者，惟有蘇起的言論最具參考價值。 <text:line-break/><text:line-break/>陳真 2018 6 27 <text:line-break/><text:line-break/><text:line-break/>============ <text:line-break/>中時專欄：蘇起》試擬台灣未來的可能劇本 <text:line-break/><text:line-break/>2018年06月11日 <text:line-break/><text:line-break/>蘇起 <text:line-break/><text:line-break/>蔡總統上任兩年，兩岸關係明顯從馬總統時期的緩和急凍成僵局，再惡化成今年的冷對抗。「維持現狀」的口號成為笑話還算小事，我們必須更認真思考台灣的未來，才能預謀自處之道。 <text:line-break/><text:line-break/>筆者曾經多次指出，不管兩岸關係結局如何，它的過程應只有「鬥」、「拖」、「和」3條途徑。如今「和」的途徑已經確定可以排除，只剩「鬥」與「拖」，而現狀可以算是「形拖實鬥」的混合體。台灣有些人樂觀地認為「形拖實鬥」可以維持很長的時間，甚至有權威人士說30年都「不會有太大差異」。 <text:line-break/><text:line-break/>我們很難想像過去波濤洶湧30年的兩岸關係將會突然長期風平浪靜，所以30年太長，暫把思考座標訂在2035年，那是中共「兩個百年」的中間點。如果兩岸關係能闖進2035而仍然安然無恙，台灣有的人一定會額手稱慶，但他們會發現那時候的台灣恐怕沒有太多值得驕傲的地方了。 <text:line-break/><text:line-break/>根據統計，台灣自2001年至2017年的經濟成長率落後於除了日本以外的所有東亞國家。倘若把台灣與她們成長率的差距投射到2035年，就會發現南韓的經濟總量將接近台灣的2.9倍，泰國幾乎是台灣的8成，連菲律賓都逼近8成。如與大陸各省相比，2035年的台灣將落到第20名，不只遠遠不及現在第10名的福建，還將輸給傳統比較貧窮的雲南、貴州、廣西等省。 <text:line-break/><text:line-break/>在台灣滑落的過程中，人才與資金必然加速外流，投資與消費持續疲軟，經濟衰退導致的社會問題也將更加嚴重。那時造成台灣一蹶不振的民主制度也會成為國際知名的負面教材。在國際上台灣會變得更孤立，總統將像以前的金正恩和他的父祖，成為東亞的新「宅男（女）」,而大陸更沒有興趣與台灣進行任何對等談判，只坐等台灣瓜熟蒂落。這是「菲律賓化」的劇本。 <text:line-break/><text:line-break/>但滑落的過程絕不可能平順，一定會顛簸震盪。台灣的大選哪次不帶來重大的變化？周遭的黃海、東海、南海如起風雲，肯定也會掃到台海。如果大陸沉不住氣或美國想打「台灣牌」，台灣立刻就會「古巴化」，像1962年的古巴危機那樣成為美中對決的焦點。這個對決既是實力的較勁，更是意志力的抗衡。論實力，到2035年美國的綜合實力即使仍然略占上風，但美國一則備多力分，二則路途遙遠，而大陸一則必傾全國之力，二則以逸待勞，所以誰主台海浮沉，尚難定論。論意志力，台灣是大陸全國關注的核心焦點，而對美國只是次於日本及南韓的第三等利益。雙方意志力之懸殊，不可以道里計。 <text:line-break/><text:line-break/>我曾在閒談中問過一位美國航空母艦的退休艦長，如果台海再度有事，美國會不會像20年前那樣再度馳援。他沉思一會才回答，「你知道嗎？如果一艘航母被擊沉，死亡人數等於一個珍珠港加上一個911。」他的話沒錯，珍珠港及911都是美國史上何等的大事，兩者共陣亡了5000多人，大約等於1艘8000官兵的航母被擊沉後的死亡人數。艦長沒有直接回答我的問題，但意思很清楚，「我們要為你們冒這麼大的風險嗎？」 <text:line-break/><text:line-break/>所以美中如果攤牌，所謂「強龍不壓地頭蛇」，美國可能選擇像1962年的蘇聯一樣，有尊嚴地從古巴危機中抽身，台灣就會「克里米亞化」，像她回歸俄羅斯一樣併入中國。這是台灣獨派最不樂見的劇本。 <text:line-break/><text:line-break/>獨派最希望看到的是中國大陸退讓，而台灣在美國的庇護下順利獨立建國。這個劇本理論上存在，實際不然。大陸任何領導人退讓，將立即被推翻，而繼任人必將不惜一戰，屆時即使雙方把戰鬥克制在傳統武器範圍，不升高為核子大戰，台灣也會生靈塗炭，即「伊拉克化」。 <text:line-break/><text:line-break/>其實美中兵戎相見的可能性極低，雙方的實力、意志力，以及衝突劇本都只是談判用的籌碼。美中兩邊坐下來，台灣就是砧板上的那塊肉，這是「上海公報化」。 <text:line-break/><text:line-break/>如果這些看來都是悲劇，那是因為國際政治從來講求的就是實力，不是民意（尤其不是小國的民意），更不是道義。台灣現在逆勢而行，能「和」而不「和」，反而專注「鬥」與「拖」，悲劇的上演怕只是什麼劇本及什麼時候了。 <text:line-break/><text:line-break/>（作者為台北論壇董事長、前國安會祕書長）</text:p>
      <text:p text:style-name="P1">Alex Wang   |  2018.06.27 09:08   |   <text:a xlink:type="simple" xlink:href="http://palinfo.habago.org/Entry?Command=Information_PrintForum&amp;iPage=71#FORUM36780"><text:span text:style-name="T1">#</text:span></text:a></text:p>
      <text:p text:style-name="P2">天之道損有餘而補不足，人之道損不足而奉有餘。其實人世間本來就是相當殘忍的。 <text:line-break/><text:line-break/>身處優越的地位，還能自省自己的不足且對他人甚至其他生命有愧怍之心。此乃大善。 <text:line-break/><text:line-break/>--------------------------- <text:line-break/>《我們是美國的新貴族》 <text:line-break/><text:line-break/>階層分化毫無疑問在毒害著社會，並且正在快速走向無法彌合的程度。而你，也許就是問題的一部分。 <text:line-break/><text:line-break/>在階級差異和貧富差距的討論中，“中產階級”的標籤無論在中國社會還是美國社會都是“免罪金牌”。我們這個群體裡自稱“中產階級”的精英們，靠著良好的教育，在每一次升學求職的競爭中以分數簡歷躋身前列，得到了相對舒適的人生，擁有受人尊敬的職業—— 醫生、律師、金融家、諮詢師、工程師、 學者、文化人，住在“好”社區裡，穩當縝密地安排著自己和子女的生活。在美國這個“機會之地”是這樣，在“中國夢”的圖景下也趨於此。我們認為自己所擁有的財產和社會地位靠的都是自己的能力和努力，對此我們毫不懷疑。 <text:line-break/><text:line-break/>這就是9.9%一族。本文作者是其中一員；翻譯這篇文章的我們，以及正在讀文章的你，都可能是。然而是又怎樣？請閱讀此文。 <text:line-break/><text:line-break/>https://goo.gl/jXKH9n <text:line-break/><text:line-break/>----------------- <text:line-break/><text:line-break/>The 9.9 Percent Is the New American Aristocracy <text:line-break/><text:line-break/>The class divide is already toxic, and is fast becoming unbridgeable. You’re probably part of the problem. <text:line-break/><text:line-break/>http://www.theatlantic.com/magazine/archive/2018/06/the-birth-of-a-new-american-aristocracy/559130/ <text:line-break/></text:p>
      <text:p text:style-name="P1">小余   |  2018.06.27 00:03   |   <text:a xlink:type="simple" xlink:href="http://palinfo.habago.org/Entry?Command=Information_PrintForum&amp;iPage=71#FORUM36779"><text:span text:style-name="T1">#</text:span></text:a></text:p>
      <text:p text:style-name="P3"><text:line-break/>很早之前就喜歡這首歌，正好陳醫生發現，貢獻一下我以前看的連結 <text:line-break/><text:line-break/>《喀秋莎》（俄語：Катюша），又譯為《卡秋莎》，是一首第二次世界大戰戰前就流傳於蘇聯的歌曲，在二次大戰時為蘇聯士兵送行的愛情歌曲。 <text:line-break/><text:line-break/>本曲講述一個叫「喀秋莎」的女孩盼望在邊防軍服役的愛人早日歸來的故事。雖然喀秋莎非常有名，但它並不如「雪球花」（音譯卡林卡）（俄語： Калинка）般屬於俄國傳統民謠。 <text:line-break/><text:line-break/>下面是某個團體，演奏給普丁看，也有俄國舞蹈，配合二戰的氣氛，這個團體似乎就是以手風琴跟唱這個歌曲聞名 <text:line-break/>https://www.youtube.com/watch?v=O6H3gyEjGfs <text:line-break/><text:line-break/>還有一個小女孩很喜歡唱 <text:line-break/>https://www.youtube.com/watch?v=VqDquXWX4Hg <text:line-break/><text:line-break/>--------- <text:line-break/><text:line-break/>另外同場加映一首類似的歌，是德國人的 『Erika』類似的背景，也是二戰的軍歌？ <text:line-break/>艾瑞卡（Erika），二戰時期德國軍歌，詞曲均由德國軍歌作曲家 Herms Niel（1888–1954）於1930年代創作，1938年出版。Erika是德國一種常見的花卉植物，屬於石楠科。歌詞用擬人化的修辭手法，像讚美一位美女一樣讚美艾瑞卡，表達一種對家鄉對祖國的熱愛之情。歌曲旋律不像德國老軍歌《普魯士軍歌》那樣雄壯悲情，而是相當輕鬆浪漫，是二戰中德國軍人最喜愛的歌曲之一。 <text:line-break/>（如果對納粹有反感，抱歉） <text:line-break/>https://www.youtube.com/watch?v=CHeXZWTWU3M <text:line-break/><text:line-break/><text:line-break/>------------- <text:line-break/><text:line-break/>還有一首是電玩主題曲，卻用俄語唱，都是美國人唱的，卻很有俄羅斯的味道，配上閱兵，我一開始以為是俄羅斯的軍歌呢 <text:line-break/>Red Alert 3 Theme - Soviet March <text:line-break/><text:line-break/>https://www.youtube.com/watch?v=-Iu0pvZP-dM&amp;;t=66s <text:line-break/><text:line-break/>很高興與大家分享 </text:p>
      <text:p text:style-name="P1">陳真   |  2018.06.26 19:17   |   <text:a xlink:type="simple" xlink:href="http://palinfo.habago.org/Entry?Command=Information_PrintForum&amp;iPage=71#FORUM36778"><text:span text:style-name="T1">#</text:span></text:a></text:p>
      <text:p text:style-name="P2">小時候沒有動保運動，屠宰場猶如戰場，毫無悲憫。 <text:line-break/><text:line-break/>七歲前很喜歡吃肉，直到搬了家，每天走路上學時必須經過台南運河旁一家屠宰場，我這才知道肉是怎麼來的。有一天，我看見一頭豬，被人往咽喉插進一把長刀，牠掙脫繩索，痛得滿場亂竄，發出可怕叫聲，而那把長刀就插在牠的喉嚨上，鮮血狂噴。屠宰場工人看了這景象，覺得好笑，個個臉上掛著互相捉狹嘻戲的笑容。 <text:line-break/><text:line-break/>在那天之後，一直到今天，我就沒再吃肉。我父母一直都不知道原因。因為擔心我營養不良，有一回，七、八歲或八、九歲左右，我媽堵住房門，讓我無處可逃，隨即端來一碗雞湯，打算逼我就範。我見前門已無去路，情急之下，跳窗而逃，就像逃犯一樣，躲入附近荒野草叢中，直到深夜十一點多才返家。 <text:line-break/><text:line-break/>在那次奪窗而逃的激烈事件後，我爸媽便斷了這條心，不再企圖要我吃肉；直到他們過世，我之不吃肉的原因，對他們始終是個謎。 <text:line-break/><text:line-break/>但你可別以為豬隻宰殺時的痛苦哀嚎必然淒厲可怕，事實上並非如此。我從家中二樓的房間，夜裏總是可以聽到遠方傳來的豬叫聲。在我很小的時候就發現這樣一件事：原本充滿痛苦的淒厲叫聲，當它越過那一大片草叢，混合著夜裏清涼的空氣傳到耳邊時，聲音變細變柔了，就像遠方小嬰兒欷欷訴訴的哭聲，甚至就像戀人的枕邊細語，如此多情，如此溫柔。 <text:line-break/><text:line-break/>常在文字中反覆提起這事，影響之大，難以言喻。也許人的一生總是不脫某種基調，魂縈夢牽，揮之不去，顛沛如是，造次亦如是。某個意義上，也許我就是那樣一頭豬，痛苦的哀嚎，跨過時空，跨過一片荒野，感覺就不一樣了，搞不好人們還以為你是愛好舞文弄墨的文青呢。 <text:line-break/><text:line-break/>伍迪艾倫有部電影很好笑。有一天，他來到一個朋友家裏，聽到浴室中傳來美妙歌聲，驚為天人，原來是朋友老公在洗澡，邊洗邊唱歌，歌聲實在太美妙了，於是就大力勸說，幫忙安排表演，公開演唱。結果演唱得五音不全，相當失敗，因為在浴室裏唱歌是一回事，在眾人面前搔首弄姿引吭高歌又是另一回事。 <text:line-break/><text:line-break/>後來，伍迪艾倫就想辦法，讓他在一個密閉的活動浴室中登台演出，看不見觀眾，兀自邊洗澡邊唱，天籟歌聲，果然馬上又一鳴驚人。 <text:line-break/><text:line-break/>有些人就是這樣一種浴室演唱家，上不了檯面，而只適合在一個密閉小空間裏頭，訴說一己悲歡；而這 "歌聲" 如果會對人產生影響，並非我所樂見。常有人要找我做這個做那個，擴大影響力與能見度云云；尤有甚者，上下品頭論足，不論褒貶，依舊難堪。 <text:line-break/><text:line-break/>最近回信給一位朋友，信裏寫到我常說的維根斯坦那句話："我想寫一本好書，但是那樣的時光早已流逝"。這是維根斯坦在他死後出版的書 "Philosophical Investigations" 之前言裏頭所說的一句話。我在信裏寫道： <text:line-break/><text:line-break/>"當年抵達英國的第三天，看到這句話，很感動，因此當天便馬上決定要以他做為研究對象，不知道為什麼，也不知道是被什麼感動，人生竟然頓時豬羊變色，起了天翻地覆的變化。幸或不幸？惟有天知曉。也許這句 '自我實現' 的箴言或預言，也將會實現在我自己身上。當某種悲劇像魔咒一樣打動一個人的心，魔咒往往就會在那個人身上應驗。" <text:line-break/><text:line-break/>除了這句話，其實該書前言裏頭還有另外一段話，同樣在那一天對我產生很大的影響，彷彿說中了我內心深處一個從來無人可訴說的極大困擾。小時候有嚴重的閱讀障礙，無法讀字，就連表達似乎也有極大困難，也許那是因為我們怎麼 "說"，恰恰繫於我們怎麼 "看"。我既然那樣看，便無法這樣說。之所以很少提起這事是因為，我不相信有人能理解我和這些話之間的絕對關聯性。 <text:line-break/><text:line-break/>維根斯坦的原文是這樣： <text:line-break/><text:line-break/>After several unsuccessful attempts to weld my results together into such a whole, I realized that I should never succeed. The best that I could write would never be more than philosophical remarks; my thoughts were soon crippled if I tried to force them on in any single direction against their natural inclination.——And this was, of course, connected with the very nature of the investigation. For this compels us to travel over a wide field of thought criss-cross in every direction.—The philosophical remarks in this book are, as it were, a number of sketches of landscapes which were made in the course of these long and involved journeyings. <text:line-break/><text:line-break/>意思大約是這樣：我曾多次企圖把我的想法整合成一種系統性的整體，但卻失敗了。我後來明白，這項嘗試將永遠都不可能成功。它只能以一種破碎交錯的形式寫成，要是我硬要違反這個思想的天性與本質，它將一文不值。 <text:line-break/><text:line-break/>上班看診等收攤，天雨路滑，鄉下人早睡，診間異常清靜，我手寫我心。</text:p>
      <text:p text:style-name="P1">鄭豐遠   |  2018.06.26 07:35   |   <text:a xlink:type="simple" xlink:href="http://palinfo.habago.org/Entry?Command=Information_PrintForum&amp;iPage=71#FORUM36777"><text:span text:style-name="T1">#</text:span></text:a></text:p>
      <text:p text:style-name="P3">音樂的喜好事關重大，牽涉到思想有沒有問題，所以我要澄清一下，我前一篇說我討厭西歐或法國音樂或探勾，其實並不是事實。我生平學會的第一首手風琴歌曲，就是法國作曲家 Yann Tiersen 的"愛蜜莉華爾滋"，出現在電影"愛蜜莉的異想世界"中，此曲至今仍然是我的最愛之一，經常用來自慰，我是說自我安慰。 <text:line-break/>https://www.youtube.com/watch?v=yyPjQmgFv4Q <text:line-break/><text:line-break/>我同樣也很喜歡電影裡另一首曲子 La Noyée。這兩個女孩子合奏起來特別有味道，右邊那位長得有點像東歐或俄國人，左邊的動作表情則挺好笑。這房間很漂亮。 <text:line-break/>https://www.youtube.com/watch?v=rMAVva2bnDQ <text:line-break/><text:line-break/>我同樣也是愛爾蘭音樂的粉絲。搜尋上面愛蜜莉音樂時無意發現下面這個影片，是盲人愛爾蘭作曲家 Turlough O'Carolan 的 Eleanor Plunkett。此曲恐怕已經過三百歲，都快比巴哈還老了。 <text:line-break/>https://www.youtube.com/watch?v=cfHqoJict3o <text:line-break/><text:line-break/>附帶一提，上面三個影片裡的手風琴都是西歐人才能駕馭的全音階手風琴 (diatonic accordion)，並不在亞洲和俄國文化裡。 <text:line-break/><text:line-break/>至於探戈，我也喜歡用班多鈕手風琴 (bandoneon) 把探戈音樂發揚光大甚至更加進化的皮耶佐拉 Astor Piazzolla (影片 2:35 開始)。特別喜歡他彈奏的投入，是個狂人。 <text:line-break/>https://www.youtube.com/watch?v=MepPfI7ebMY <text:line-break/><text:line-break/>問題是世界上只有一個皮耶佐拉，只有皮耶佐拉自己才能駕馭皮耶佐拉。 <text:line-break/><text:line-break/>我也非常喜歡電影"女人香" 的那首探戈名曲 Por una Cabeza，直譯是"一個馬頭" (又是馬?)，意思是賽馬時以一步之遙勝出時的刺激快感，作曲是 Carlos Gardel。曲子涵義當然和馬無關，和女人比較有關。此曲是探戈名曲，手風琴彈奏的話，以這位 Alexander Sheykin 為最好，無人能出其右，我還有他的 CD。他來過台灣很多次，這影片應該是在彰化一位蕭麗玉老師的教室拍的。附帶一提台灣如果有人要學手風琴，可以找這位蕭老師，我完全不認識她，也沒見過本人。但直覺告訴我，她是一個好老師和好媽媽，會善待你或你學琴的孩子。她也是台灣唯一會彈俄國巴揚 B 系統手風琴的老師。 <text:line-break/>https://www.youtube.com/watch?v=FHAMpQEtGd8 <text:line-break/><text:line-break/>我也是電子探戈音樂的愛好者，這類煽情一點的音樂很容易點燃我心裡的火苗: <text:line-break/>https://youtu.be/-hitNO3BaFI <text:line-break/>(樂團名字是 Bajofondo，小提琴拉得特別好) <text:line-break/><text:line-break/>我還喜歡很多義大利音樂，而且我和義大利人有緣，在澳洲我不去找義大利人，義大利人會找上我。去年因緣際會認識一位義大利手風琴家，老先生，已經彈琴超過五十年，特喜歡我，我們圍繞著他每隔幾個月固定有個音樂聚會。義大利人有點義大利毛病，那就是有點色瞇瞇，他經常說阿遠你老婆真漂亮，你能不能幫我也找一個? 一開始以為是開玩笑，後來才知道這是澳洲社會的悲哀之一，題外話，不提也罷。 <text:line-break/><text:line-break/>特別喜歡義大利電影 ”郵差 (IL POSTINO)” 裡頭那首曲子，演奏是 Jo Brunenberg，一個我很喜歡的素人手風琴家，對音樂充滿熱情。 <text:line-break/>https://www.youtube.com/watch?v=Rg1LhiTQ8MQ <text:line-break/><text:line-break/>我同樣喜歡很多流行音樂，這一首是改編自兩個月前剛早逝的流行音樂才子 Avicii 的 Wake Me Up。手風琴與吉他合奏，特別好聽。手風琴是 Yaroslav Habshiy，吉他是 Roman Andrukhiv。 <text:line-break/>https://www.youtube.com/watch?v=ycaXK-R7dK0 <text:line-break/><text:line-break/>總之音樂是私好，對我來說沒公眾意義，在版面寫這些只是想說一些說不出來的事，避免讓人因為我貼了幾個連結或說了什麼話，就以為我”只”是那樣的人，或以為我在批評別人的喜好，其實完全沒那意思。我的電腦裡有 150 幾個手風琴家的資料夾，而且我應該算是那種口味不拘的人，只要是好吃好玩好看好聽的東西，我都很容易上癮，對各種流行事物和娛樂都沒有抵抗力。我上面說對俄國的嚮往，但嚮往也只是嚮往，我知道我此生可能與它是無緣了。 <text:line-break/><text:line-break/>澳洲天冷，經常想起韋瓦第的”冬” <text:line-break/>https://www.youtube.com/watch?v=GGVx6rhDZ5c <text:line-break/>俄國手風琴家 Viktor Barinov，特別投入 <text:line-break/><text:line-break/>另一版本: <text:line-break/>https://www.youtube.com/watch?v=2uIqKSvbK-I <text:line-break/>演奏是手風琴界的搖滾名星 Aydar Gainullin，但他其實是古典學院科班出身，很不像俄國人的一個俄國人 <text:line-break/><text:line-break/>另一版本，第二樂章特別美 (3:58 開始): <text:line-break/>https://www.youtube.com/watch?v=eN-edxHZWKQ <text:line-break/>演奏 Elisa van Kesteren，同樣是俄國人 <text:line-break/><text:line-break/>另一首冬天的曲子是俄國作曲家 Wladislaw Solotariow 所作的 Winter Morning: <text:line-break/>https://www.youtube.com/watch?v=qinU0VVv8-0 <text:line-break/>演奏是上面說過的 Jo Brunenberg <text:line-break/><text:line-break/>太多了。音樂的事說不完的，一個人的心全被這些東西佔滿，其實就像被什麼附身一樣，到底是一種祝福還是詛咒，是一種賞還是罰，其實也說不清了。</text:p>
      <text:p text:style-name="P1">鄭豐遠   |  2018.06.25 13:21   |   <text:a xlink:type="simple" xlink:href="http://palinfo.habago.org/Entry?Command=Information_PrintForum&amp;iPage=71#FORUM36776"><text:span text:style-name="T1">#</text:span></text:a></text:p>
      <text:p text:style-name="P2">這首喀秋莎很好聽，常常聽到，原來原曲是俄國民謠。這些連結裡，第一個最好聽。 <text:line-break/><text:line-break/>全世界的語言裡，除了一些中國方言，最想學習的就是俄文。自大的西方人怎麼想我不曉得，但中俄兩個民族間有種奇特的連結，幾百年來各種恩怨情仇，說也說不清了，特別想去瞭解一下。尤其特別想去看俄國的列賓美術學院和格涅辛音樂學院，對我來說，這兩間學校無疑是藝術和音樂的世界最高殿堂。下輩子如果能有點才華，希望能進入其中一間學校當學生，那該生就無憾了。 <text:line-break/><text:line-break/>除了小提琴，最喜歡的樂器就是手風琴。手風琴的老袓宗是中國的笙，在歐洲被發明後傳到了俄國，接著被俄國人發揚光大，是俄國(也包括烏克蘭和白俄羅斯) 最重要的傳統樂器之一。在俄國手風琴叫作巴揚 (bayan)，是一種雅俗共賞的樂器，在學院裡則有著與鋼琴和小提琴同等的地位，經在出現在演奏會上。俄國的手風琴的製作工藝也是世界頂尖，聽說在過去冷戰時期其製作知識甚至被列為軍事機密。直到今天，全世界最好的手風琴簧片，都是俄國製造的。 <text:line-break/><text:line-break/>手風琴音樂那更不用說了。就像電影導演的水平一樣，當鐵幕慢慢拉下，俄國人有機會進入歐洲展現他們的手風琴演奏技術時，西歐人的下巴幾乎快掉下來了，差點沒自卑到要自殺。直到今天，俄國手風琴家的水平都是世界頂尖的。 <text:line-break/><text:line-break/>中國人已經慢慢迎頭趕上，而且他們有這資格，因為文化大革命時期幾乎所有的樂器都被禁止，唯有手風琴是被予許演奏甚至推廣的樂器 (共產國家都很喜歡手風琴，不知道為什麼)，因此手風琴和中國的情感連結是非常緊密的，非外人能理解。即便如此，一位我認識的中國手風琴家和我聊到俄國人的手風琴音樂時，露出了一個非常不甘願但又十分佩服的表情，他說道:「這個毛子(中國人對俄國人的暱稱)嘛…嘖嘖…他們有個特別的本事，世界上要是有什麼技藝你練得特別強大，他就是有辦法比你更強大。」。 <text:line-break/><text:line-break/>來到澳洲，除了生活奔波，第一件事就是四處尋找俄國人，打聽有沒有俄國的手風琴家，後來還真被我找到了。布里斯本有個昆士蘭俄國文化中心，人們告訴我裡頭有個樂團，定期四處表演，由兩個巴揚演奏家伴奏，我聽了簡直要開心死了，於是厚著臉皮去旁聽他們的排練。俄國人凝聚力很強，有點不好親近，一個亞洲面孔突然出現是很讓人懷疑的。不過滴水穿石，參加過幾次他們的表演後他們就見怪不怪了。表演有俄國傳統的舞蹈和音樂，曲目很多，好聽得不得了，如果沒記錯好像也有這首喀秋莎。我和其中一位巴揚演奏家 (是個阿姨) 也成了好朋友，我們甚至準備一起成立一個手風琴社團。 <text:line-break/><text:line-break/>俄國民謠好聽的真的很多，我很喜歡這首”馬”: <text:line-break/>https://www.youtube.com/watch?v=F9HxoOL3vPA <text:line-break/>這首也是阿姨的樂團常常演奏的，不知道在唱什麼，不懂俄文真的很難過。雖然有翻譯，但懂不懂原文還是差很多的。 <text:line-break/><text:line-break/>對我來說，手風琴和俄羅斯民謠似乎有種渾然天成的緊密關係，身為中國人，我能直接欣賞這種關係。至於西方玩意我就不敢恭唯了，每當我聽到有人演奏什麼法國香頌或西班牙探勾 (我看是勾引才對吧) 我就全身不自在，總覺得很矯情很做作，實在很難聽。不過那純綷是我個人喜好。 <text:line-break/><text:line-break/>把俄國認作老大哥的北韓，自然也有人才。下面這位金向純就是北韓的手風琴高手 (北韓的手風琴工藝很好，不過這台琴卻是義大利製的)。有點炫技，不過曲子很好聽。 <text:line-break/>https://www.youtube.com/watch?v=XaBF6VNWMo8 <text:line-break/><text:line-break/>這曲子叫作“白頭山上的馬蹄聲Sound of horse hooves in Mt Paektu (<text:span text:style-name="T2">백두의</text:span><text:s/><text:span text:style-name="T2">말발굽소리</text:span>)”，是北韓愛國歌曲，這裡有另一個版本，由北韓的一個女子團體演出: <text:line-break/>https://www.youtube.com/watch?v=S1KIh0MBBX4 <text:line-break/><text:line-break/>原曲在此: <text:line-break/>https://www.youtube.com/watch?v=TSO7C1UJE5w <text:line-break/>槍林彈雨的，不是我的style，不過2:44 秒有張牌子很好笑，我有一面一模一樣的錦旗，只不過是中國人民解放軍的版本，巴勒網董事長親自頒發的，上面寫著”老婆說啥就是啥”。雖然是北韓愛國歌曲，但不知道為什麼讓我想到袓國中國，有種熱血沸騰的感覺。 <text:line-break/><text:line-break/>我可以想像，如果南北韓能走向和平，如果北韓和世界的關係能正常化，在可見的未來，人們同樣會驚嘆這個國家的文化和生命力，同樣會對其音樂與藝術感到佩服，並對其半個多世紀來能在孤獨挺立這個險惡的世界上而未被可惡的美日催毀感到由衷尊敬。</text:p>
      <text:p text:style-name="P1">陳真   |  2018.06.25 01:03   |   <text:a xlink:type="simple" xlink:href="http://palinfo.habago.org/Entry?Command=Information_PrintForum&amp;iPage=71#FORUM36775"><text:span text:style-name="T1">#</text:span></text:a></text:p>
      <text:p text:style-name="P3">要是有來生，希望我是個俄國人。要是沒有來生，我還真想移民去俄國。 <text:line-break/><text:line-break/>沒什麼特別的意思，只是貼一首曲子，常聽。心裏有事時，聽起來特別安慰。 <text:line-break/><text:line-break/>這歌描寫一個女孩和男孩之間的思念(男的去打仗)，非常動人，創作於 1938年。Matvei Blanter 作曲，Mikhail Isakovsky 作詞。據說1941年，莫斯科某個學校的女學生集體合唱這首歌，送別將上戰場的男同學。1941，好遙遠的年代，屬於我爸媽青春熱血的那一代。 <text:line-break/><text:line-break/>我常想起羅丹在一封寫給卡蜜兒但身處精神病院的卡蜜兒卻始終沒收到的信裏頭說："時間會治療這一切"。時間，把種種可悲的人事物全變得美麗了。 <text:line-break/><text:line-break/>獨唱 (one of the best！)： <text:line-break/>https://www.youtube.com/watch?v=2D-0pEjVJ9Y <text:line-break/><text:line-break/>三少女合唱輕快版： <text:line-break/>https://www.youtube.com/watch?v=3kk_oYURQrs <text:line-break/><text:line-break/>畫面是安德烈塔可夫斯基的 "伊凡的少年時代" (看到第一幕我就震撼了，原來是這部電影，可惜我還沒看過，因為始終未能找到良好的電影對白翻譯版本，大陸盜版電影往往亂翻一通)： <text:line-break/>https://goo.gl/YNKtXH <text:line-break/><text:line-break/>有中文字幕 (男的唱得特別好，小女孩唱得太用力了)： <text:line-break/>https://www.youtube.com/watch?v=DtT62uw2LGE <text:line-break/><text:line-break/>劉美麟 (也有中文字幕，但不知道唱者是誰，聲音非常好，必聽，聲音美到會催淚，百聽不厭)： <text:line-break/>https://www.youtube.com/watch?v=hGPFENxuoSk <text:line-break/><text:line-break/>中文版合唱： <text:line-break/>https://www.youtube.com/watch?v=vNuxCMTxiDE <text:line-break/><text:line-break/>小提琴： <text:line-break/>https://www.youtube.com/watch?v=Xtl-cVPiQNo <text:line-break/><text:line-break/>吉他： <text:line-break/>https://goo.gl/VPJHu9 <text:line-break/><text:line-break/>手風琴 (彈得很好，不知為何要蒙面)： <text:line-break/>https://www.youtube.com/watch?v=e28Qqj27qGA</text:p>
      <text:p text:style-name="P1">QJ   |  2018.06.23 16:11   |   <text:a xlink:type="simple" xlink:href="http://palinfo.habago.org/Entry?Command=Information_PrintForum&amp;iPage=71#FORUM36774"><text:span text:style-name="T1">#</text:span></text:a></text:p>
      <text:p text:style-name="P2">川普再次延长了对朝鲜的制裁。看来美国国内对中朝仍然放心不下。实际上，并不意外。金正恩访问新加坡不到一周，就去北京“述职”，美国人自然感觉有种被中朝联合设局的感觉，即使川普本人能够信任习近平和金正恩。近日传出，高丽航空将开通平壤西安航线，改革开放气氛渐浓。美国自马歇尔计划之后，几乎没有什么“扶贫”的作为，可以想见，朝鲜的经济一定也是中国来救。金正恩也不可能开门放美韩商人长驱直入，因为“民主”一定会外送而来。</text:p>
      <text:p text:style-name="P1">葉小慧   |  2018.06.22 14:51   |   <text:a xlink:type="simple" xlink:href="http://palinfo.habago.org/Entry?Command=Information_PrintForum&amp;iPage=71#FORUM36773"><text:span text:style-name="T1">#</text:span></text:a></text:p>
      <text:p text:style-name="P3">張五常是我在經濟學領域尊敬的前輩，雖說大學就讀的經濟學，但僅有記住那是一門選擇的行為科學，其他的都是工作後有所體悟，而且大學時代雖已知張五常以台灣三七五減租為研究寫出了《佃農理論》，對他的印象仍然淺薄，直到在壹週刊的專欄上看到他寫的非經濟文章，極為吸引人，回過頭去找他的《經濟解釋》，這才發現了經濟學的廣闊天地。 <text:line-break/><text:line-break/>分享一篇最近他評論川金會的文。 <text:line-break/><text:line-break/>---- <text:line-break/><text:line-break/>張五常：看特金會有感 <text:line-break/><text:line-break/>2018年06月19日 08:10 <text:line-break/>來自张五常的博客 <text:line-break/><text:line-break/>http://zhangwuchang.blog.caixin.com <text:line-break/><text:line-break/>六月十二日我花了大半天坐在電視前，看一個英語台不斷地報導特朗普與金正恩在新加坡的會面。沒有冷場，而最好看是在結尾時特朗普總統用了長達六十五分鐘的時間回答滿堂記者的提問。看不出有內定的提問者，而特氏氣定神閑，隨意揮灑，措辭誠懇、坦白、有深度，是里根總統以來我見過最好的美國總統接受公開提問的表現了。我們要知道當年的里根是在大場面能應對自如的一個天才。特朗普沒有里根那麼流利，說英語的措辭也差一點，但他的回應到題而又有內容，言之成理，值得欣賞。他也表達著誠懇的一面，讓我相信他說的。 <text:line-break/><text:line-break/>三方共贏的局面 <text:line-break/><text:line-break/>落實特朗普所言，朝、美、中三方都會是大贏家。美、朝雙方簽訂那份協議讓美國的媒體與被訪問的人物認為內容過於簡略，不夠具體。我認為有細節的實質的協議，早就通過習近平、文在寅、特朗普三位主要人物達成共識，這次會議只是為了要在將來的歷史注冊。棄核這回事顯然是有著一些麻煩的程序，要有人監察，美、朝雙方要逐步處理，需要時間。我個人的感受是朝鮮棄核的誠意是可信的。美國的媒體歷來對政治人物有懷疑——這麼重要的協議當然有可疑之處。但我相信金正恩這個人，也相信特朗普的感受。我不同意美方說的，要等到朝方完全處理好棄核之後才解除制裁。我認為制裁應該立刻解除，朝鮮不履行約定的才考慮放回去。 <text:line-break/><text:line-break/>說中國也是大贏家，因為特朗普在回答記者時說會放棄與南韓的聯合軍事演習，也會考慮撤走在韓國駐守的美軍。他提出的理由簡單明確：太貴，就是韓國出一部分錢也太貴。我相信他。這樣，對中國而言，會變成東線無戰事，當然是大吉大利了。其實，說起來，朝鮮棄核對中國的利益比對美國為大。朝、中兩國是比鄰，俄羅斯也是，只是朝鮮離北京甚近。習近平盡力勸導容易理解。 <text:line-break/><text:line-break/>這就帶到諾貝爾和平獎這個話題。這個歷來多受爭議的獎項，為朝鮮棄核頒發是不會有爭議的了。問題是要給誰才對。首選看來是特朗普——在這次特金會之前美國說他會獲該獎的言論甚囂塵上。習近平呢？他從中穿針引線是明確的，可能是最關鍵的人物，可惜外間沒有誰知道他究竟作了些什麼，應該與該獎無緣。但金正恩知道，由他提名習近平會有很大的說服力。文在寅也貢獻不少，理據是如果韓國的前總統還在掌政，朝鮮棄核是不可能的。有趣是問金正恩應否也獲該獎。我認為他也有獲獎的理由：他造核武是被迫而為，要為朝鮮的民眾爭取國際上的尊重與國際市場對朝鮮的開放。要造出核彈才能獲得禮待，是人類對自己的侮辱。讀者可能覺得我這樣說有點無稽，但我年輕時經歷過的情況使我對朝鮮有不容易磨滅的同情心。 <text:line-break/><text:line-break/>思往事可堪回首 <text:line-break/><text:line-break/>一九四五年，二戰終結，我回到香港後再轉到佛山的華英中學附小念書。雖然當時家境不窮，但家中要讀書的子女不少，而二戰後很少人有多餘錢。當時佛山的華英（今天稱一中）的食宿費遠比香港相宜，母親就把我送到那裡寄宿。那時我九歲。 <text:line-break/><text:line-break/>在華英三年，我凡試必敗，一九四八年被逐出校門。可幸當時小六的班主任是一位姓呂的老師，他不讓我及格時把我帶到校園的一處無人的角落，說我不能升級是因為我想得過於奇特，沒有人懂得怎樣教，但他補充說有朝一日，遇到高人指導在學問上我會走得很遠。 <text:line-break/><text:line-break/>一九四八年回港後我就讀於灣仔書院，成績不好，但奇怪地可以升級。後來升到皇仁書院那間名校，留級一年，第二年再留就被逐出校門了。幾位同學告訴我，這第二年不能升級是因為國文老師不喜歡我。他們說沒有見過中文作文那一定要及格才能升級的主要科只差一分而不及格的。離開皇仁我在父親的商店工作了三年，然後趁訪加拿大洽商生意的機會，決定留在北美求學，以超齡的資格進入了洛杉磯加大讀本科。那時我近二十四歲。七年多後寫好《佃農理論》，再兩年在西雅圖華大升為正教授，一九八二年回港任教職與跟進中國的開放改革。 <text:line-break/><text:line-break/>有兩件跟本文有關的事我記得清楚。其一是韓戰於一九五〇年開始後，約兩年我在佛山華英的幾位舊同學參與該戰爭，傳來的消息皆醉臥沙場，那時這些同學約十六歲。第二件事是我們香港的家在西灣河，在西灣河與筲箕灣之間有一處叫銅利棧，在海之濱，人們喜歡在那裡坐艇出去釣魚。我好玩，喜歡到處跑。在深夜，我在銅利棧兩次見到有人在那裡走私裝貨上船，都是汽油及西藥，據說是朝鮮戰爭所需。有上述的經歷，當在一九八二年回港時知道朝鮮還被制裁，我不管誰對誰錯，只覺得何不近人情之甚也！朝鮮人究竟犯了些什麼罪呢？不久前在電視看到一套美國舊電影，稱《麥克阿瑟傳》，怎樣看朝鮮也無罪。 <text:line-break/><text:line-break/>還制裁朝鮮是無聊之舉 <text:line-break/><text:line-break/>今天上述的制裁還在，你不要問我為什麼。坐牢七十年還能生存的人我賭你一個也數不出來，一個國家被制裁七十年絕對是人類歷史的紀錄。我賭這紀錄永不可破。就算朝鮮人挨得起，制而裁之者不覺得沉悶嗎？有什麼好玩的？不制裁朝鮮，我賭他們不會造出核彈。所以我欣賞特朗普能一筆勾銷，清理這件事。 <text:line-break/><text:line-break/>是的，我認為整件事是人類的恥辱。大家想想吧。金正恩今天只三十多歲，他根本不知道曾經發生過的是些什麼事。天生下來他知道的就是要左躲右避，誰是好人誰是壞人他只能聽他的父親說。從懂事的第一天起他被教的是外間會仇視他，而事實也如是。沒有誰可以對他說他犯了些什麼罪。這樣地成長，他還能管治著二千多萬民眾，造出什麼衛星、導彈、核武，說他能幹沒有疑問，而這裡那裡他殺一些人我們不難明白。 <text:line-break/><text:line-break/>幾個月前金正恩帶著他那美麗而又能歌的太太訪問北京時，習近平跟他的美麗而又能歌的太太款待他們的場面讓我看得感動。應該沒有誰曾經那樣款待過他。我想，習近平一定知道這個青年有過人之能。這次見到他和特朗普在新加坡會面，見到特對金的一舉一動跟習對金的一舉一動雷同，使我想到英雄所見略同這句話。在上述的特氏舉行的記者招待會中，我最欣賞如下特氏的應對。一位記者問他為什麼那樣重視金正恩，特氏想了一陣，彷佛自言自語地回答：“他二十六歲就管治一個二千八百萬人口的國家，還能造出火箭、核彈，是不尋常的本領……”，跟著的我記不清楚了。我們不容易聽到一個在地球上舉足輕重的政治人物，高傲剛強的，能說出那樣有真情實感的話。 <text:line-break/><text:line-break/>特、金之會後，美國的媒體稱金為“殺人的獨裁者”。我想，若如是，那是誰之過？把金正恩放在另一個時代，另一個地方，他不會是那樣的一個人。是誰誤導了他？（《燃犀集》） </text:p>
      <text:p text:style-name="P4"/>
      <text:p text:style-name="P1">陳真   |  2018.06.22 09:43   |   <text:a xlink:type="simple" xlink:href="http://palinfo.habago.org/Entry?Command=Information_PrintForum&amp;iPage=72#FORUM36772"><text:span text:style-name="T1">#</text:span></text:a></text:p>
      <text:p text:style-name="P3">對於綠營這些舌粲蓮花、無惡不作的人渣，憑著一張嘴，什麼都敢講。許多時候我真是很納悶，他們長年以來難道心裏都沒有半點罪惡感？真想不通究竟一個人得腦殘到什麼地步，才會支持或投票給這樣一個人格品性爛到爆、貪婪齷齪到極點的人渣黨？ <text:line-break/><text:line-break/>陳真 2018. 06. 22. <text:line-break/><text:line-break/>==================== <text:line-break/>徐國勇：凶殺案為零星個案 完美社會仍有犯罪 <text:line-break/><text:line-break/>Yahoo 綜合報導 <text:line-break/><text:line-break/>2018年6月21日 <text:line-break/><text:line-break/>近來一連發生三件驚悚的殺人分屍案件，行政院發言人徐國勇強調，這些不良治安事件都是零星個案，任何完美社會，都會有一些犯罪事件發生，像是北歐國家治安很好，但還是會有治安事件發生。</text:p>
      <text:p text:style-name="P1">陳真   |  2018.06.22 01:43   |   <text:a xlink:type="simple" xlink:href="http://palinfo.habago.org/Entry?Command=Information_PrintForum&amp;iPage=72#FORUM36771"><text:span text:style-name="T1">#</text:span></text:a></text:p>
      <text:p text:style-name="P2">一旦置身於世上困苦的人們之中， <text:line-break/>你就永遠離不開了，你會和他們同行 —— <text:line-break/>他們的缺乏成為你的缺乏， <text:line-break/>他們的痛苦就是你的痛苦， <text:line-break/>他們的難題也是你的難題， <text:line-break/>他們撫育子女的重擔也成了你的重擔。 <text:line-break/>你無法離開、忘記他們， <text:line-break/>也無法掉頭不顧。 <text:line-break/><text:line-break/>--孫理蓮 <text:line-break/><text:line-break/>插播一則訊息，我有訂閱基督教芥菜種會的電子報。這是一個慈善機構，成立已六十幾年，目前主要關注貧苦兒童與老人。創會者是一位我長年仰慕的人-孫理蓮 (Lillian R. Dickson)宣教士，是一位美國人，1927年就來到台灣，立志為貧苦弱小者服務。當我知道她的事蹟時，她已過世。 <text:line-break/><text:line-break/>如果你打入 "孫理蓮" 三個字去搜尋，就能看到她的一些照片。我有時會拿她來當我的電腦桌面，比方說我最愛這幾張： <text:line-break/><text:line-break/>https://goo.gl/NVpw7M <text:line-break/><text:line-break/>https://www.ct.org.tw/1230495 <text:line-break/><text:line-break/>https://goo.gl/u335Ux <text:line-break/><text:line-break/>https://www.ct.org.tw/1316427 <text:line-break/><text:line-break/>一個人內心的善良，也許自然就會顯現他的外表上。每當我看到她的模樣，心裏總有很深的感動與安慰，就像看到我媽那樣的感覺。善良應該就是世上最美麗最動人的東西了。 <text:line-break/><text:line-break/>主要是想說，這一期的電子報，有底下這樣一個有關剩菜捐贈的儲存方式之訊息，大家不妨捐點錢吧，目標不過才30萬，因此應該很快就能達成，所以我是比較建議不要採用指定項目捐款，好讓他們可以自由運用在其它各個活動項目上。其中最大的一個項目是打算成立一個育幼院，募款目標四億，目前僅募到一億多。 <text:line-break/><text:line-break/>這裏有各種捐款方式： <text:line-break/><text:line-break/>https://www.mustard.org.tw/tab/546 <text:line-break/><text:line-break/>陳真 2018. 06. 22. <text:line-break/><text:line-break/>============================== <text:line-break/><text:line-break/>https://www.mustard.org.tw/tab/547/id/121 <text:line-break/><text:line-break/>冷凍設備建置 <text:line-break/><text:line-break/>根據衛福部統計，台灣一年約有160萬貧窮人口，然而每年卻丟棄百公噸以上的食物。 <text:line-break/><text:line-break/>基督教芥菜種會以「食物不浪費，社區愛分享」的理念已合作設立155處「社區食物銀行」，透過就近性的服務，及各界分享捐贈的物資，2017年共募集七萬公斤的食物，並有一千戶、共六萬人次受益，將這份愛即時送到社區每位有需要的人。 <text:line-break/><text:line-break/>因新北地區幅員廣闊，擬建置新北食物銀行轉運站肩負轉發新莊、泰山、林口一帶以及桃園市等鄰近區域社區食物銀行物資的重要任務。並於當中設置冰庫以確保民眾所捐贈的生鮮及冷凍冷藏食品等物資可以長久保鮮。 <text:line-break/><text:line-break/>透過社區鄰里及企業、店家自由樂捐，品項與數量常無法預估，對於需冷藏、冷凍的食物常是一大挑戰，雞蛋、魚蝦水產或肉類這些高營養價值的食物對弱勢家庭更是難得，卻因為保存設備不足而忍痛婉拒，令人惋惜。 <text:line-break/><text:line-break/>邀請您除捐贈物資至食物銀行，並也可捐款幫助食物銀行轉運站順利設置冰庫，涓滴細流也可以匯集成大河，使您的愛心發揮最大效用。 <text:line-break/><text:line-break/>募款目標: 300,000元 <text:line-break/><text:line-break/>衛部救字第1061364916號 <text:line-break/><text:line-break/>我願意捐款，支持社區食物銀行轉運站-冷凍設備建置。 <text:line-break/><text:line-break/>吃魚的願望，終於實現了! <text:line-break/><text:line-break/>「老師，我好久沒有吃到這麼好吃的魚了喔。」大口品嚐鮮魚的沛沛興奮地說著。沛沛在課輔班老師的眼中是個特別瘦弱的孩子，母親因為家暴離婚，帶著還在念國小的沛沛姊妹倆，加上行動不便的阿嬤，學歷不高的媽媽靠著清潔工微薄收入養活一家四口；課輔班老師告訴食物銀行的志工說:「沛沛的爸爸由於收入不固定，也無法穩定地支付贍養費，很少關心探望孩子。所以養家的重擔全在媽媽身上。」 <text:line-break/><text:line-break/>當志工來探訪沛沛家時，媽媽半驚喜半懷疑地問說:「我們真的可以去領食物嗎? 這樣真的太好了!」沛沛媽媽對家裡的境遇淡淡的帶過，但那只空蕩蕩的冰箱說明了這家人生活的窘迫，於是沛沛家成為社區食物銀行的幫助戶，媽媽可以比較安心，知道自己不是孤立無援，而當工作忙不過來無法幫孩子準備晚餐時，沛沛也可以在課輔班吃過飯後再回家。從此，沛沛和媽媽臉上的笑容越來越多了 … <text:line-break/><text:line-break/>幫助弱勢，為剩食創新價值 <text:line-break/><text:line-break/>在台服務67年，芥菜種會看見社區有需要的人，於是建置食物銀行轉運站，並在社區中成立食物銀行，提供貧困家庭生活物資、共食廚房、社區兒少課輔班餐點...等服務。透過物資分享，減少食物浪費，幫助弱勢，為剩食創造新價值。 <text:line-break/><text:line-break/>邀請您共同支持食物銀行轉運站設置冰庫，與我們一同幫助弱勢，為剩食創造新價值!</text:p>
      <text:p text:style-name="P1">陳真   |  2018.06.22 00:50   |   <text:a xlink:type="simple" xlink:href="http://palinfo.habago.org/Entry?Command=Information_PrintForum&amp;iPage=72#FORUM36770"><text:span text:style-name="T1">#</text:span></text:a></text:p>
      <text:p text:style-name="P3">川普的橫空出世，對於美國 "人" 也許是有利的，但對 "美國" 或 "美帝" 這隻嗜血的惡魔不利。美國人的主子 (也就是美帝)的主要成份是軍火商、石油商與大財團，他們靠戰爭、擄掠與鮮血大發利市。 <text:line-break/><text:line-break/>說是對美國 "人" 有利其實也不盡然，因為川普只是為主子們換個撈錢的方式，所得利益並不會重分配跑進一般人的口袋裏；但是，川普 (至少截至目前為止) 的非軍事擴張取向，或能大大減少世上千萬亡魂。 <text:line-break/><text:line-break/>川普自然還是為美國真正的統治者服務，但其行事策略(例如退出各種具有正面意義的國際組織，例如和世界各國乃至其傳統盟友大打貿易戰)，無異於殺雞取卵，自廢武功，短多長空；短期或有利，但長期將傷害其世上領導地位。 <text:line-break/><text:line-break/>而且，川普這個人很誠實，很直白，政治修辭學比較差，不像歐巴馬或希拉蕊那類邪惡人渣那樣擅於言詞；川普不太會講那一套什麼維護民主自由與人權的鬼話，同時也非常 "政治不正確"，形象非常差，從而也使得美國長期以來賴以為惡的謊言政治逐漸失去效用；就連島內這些綠油油的美國走狗恐怕也很難為美國之諸多所作所為或川普言行辯護。 <text:line-break/><text:line-break/>因此，總結來說，對於不管是美國人或美國人的主子們來說，川普的出現或多或少是一種傷害，不會為他們帶來比過去更多的利益。但是，如果就一種更深遠的意義上來說，川普也許就是美國人的民族救星，因為他讓這個國家減少對世人的傷害，從而也會降低世人對於美國的痛恨、厭惡與報復。</text:p>
      <text:p text:style-name="P1">甄力民   |  2018.06.21 20:57   |   <text:a xlink:type="simple" xlink:href="http://palinfo.habago.org/Entry?Command=Information_PrintForum&amp;iPage=72#FORUM36769"><text:span text:style-name="T1">#</text:span></text:a></text:p>
      <text:p text:style-name="P2">川普的行動看似在損害美國的威信，實質上卻是減少降低美國出兵動武的藉口，減少這些對外損耗對美國來說怎麼會是不利呢?</text:p>
      <text:p text:style-name="P1">陳真   |  2018.06.21 11:14   |   <text:a xlink:type="simple" xlink:href="http://palinfo.habago.org/Entry?Command=Information_PrintForum&amp;iPage=72#FORUM36767"><text:span text:style-name="T1">#</text:span></text:a></text:p>
      <text:p text:style-name="P3">截至目前為止的諸多表現，川普真的是美國歷年來最好的一個總統，說不定是上帝派來的天使，削弱美國的傳統作為，拯救世人。 <text:line-break/><text:line-break/>要了解美國其實並不難，因為不管政府如何更替，真正掌權的人員與機構是不太會變動的，抓緊這些人與機構，大概就能知道事情朝著什麼樣的方向、以什麼樣的方式發展。 <text:line-break/><text:line-break/>即便在一堆豺狼虎豹的包圍下 (比方說這位綠營口中經常推崇的 "台灣民主友人"、血腥恐怖魔王John Bolton)，川普依然有他的一定作為，而這些作為其實是有益於世人而不利於美國的，只是川普能做到何種程度，仍有待觀察。 <text:line-break/><text:line-break/>陳真 2018. 06. 21. <text:line-break/><text:line-break/>=============== <text:line-break/>退出人權理事會 美國優先成藉口 <text:line-break/><text:line-break/>The Central News Agency 中央通訊社 <text:line-break/><text:line-break/>2018年6月20日 <text:line-break/><text:line-break/>（中央社華盛頓20日綜合外電報導）美國宣布退出聯合國人權理事會，形成了川普政府基於「美國優先」政策而退出國際協議和論壇的比較全面模式。 <text:line-break/><text:line-break/>美國國家廣播公司新聞網（NBC News）和美聯社報導，儘管許多美國官員一再聲稱，「美國優先並不等於美國獨行其是」，但川普政府自上任迄今已退出多項多邊協議和共識。 <text:line-break/><text:line-break/>自2017年1月以來，川普政府先後宣布退出跨太平洋夥伴協定（TPP）、巴黎氣候協定、聯合國教科文組織（UNESCO）和伊朗核子協定。其它爭議性作法還包括對重要貿易夥伴課徵鋼鋁關稅，承認聖城耶路撒冷（Jerusalem）是以色列首都，並將美國駐以大使館從特拉維夫（Tel Aviv）遷往耶城。 <text:line-break/><text:line-break/>美國駐聯合國大使海利（Nikki Haley）19日宣布退出聯合國人權理事會（UNHRC）。就在前一天，聯合國人權事務高級專員扎伊德•拉阿德•胡笙（Zeid Ra'ad Al Hussein）抨擊，美國總統川普的「零容忍」移民政策已造成美、墨邊界有近2000名移民兒童和父母分離。 <text:line-break/><text:line-break/>胡笙表示：「任何國家尋求以這種虐待孩子的手段嚇阻父母，是泯滅良心的想法。」 <text:line-break/><text:line-break/>以色列總理尼坦雅胡（Netanyahu Netanyahu）則在推特（Twitter）發文，感謝川普政府退出「所謂的」人權理事會。 <text:line-break/><text:line-break/>尼坦雅胡在推文中說：「聯合國人權理事會不處置經常侵犯人權的政權，反而一心將矛頭對準中東的真正民主國家以色列。」 <text:line-break/><text:line-break/>美國以往政府也曾對人權理事會表達疑慮，經常質疑這個人權機構樂於接納侵犯人權的惡名昭彰政權加入其中。 <text:line-break/><text:line-break/>目前擔任川普政府國家安全顧問的波頓（John Bolton），從人權理事會2006年創立時就一直反對這個聯合國機構。他在前總統小布希（George W. Bush）時期擔任美國駐聯合國大使，曾投票反對創立人權理事會的聯合國決議案，後來還拒絕以簡單多數決方式遴選成員國，並要求以排他條款排除嚴重侵犯人權的政權。 <text:line-break/><text:line-break/>波頓當時表示：「我們決不能讓全球各地的人權受害者以為，聯合國會員國認為夠好就行。決不能讓歷史記錄我們所創建的理事會只會妥協，我們的最大能耐只是這樣，而不能確保我們窮盡一切促進人權。」 <text:line-break/><text:line-break/>美國官員表示，川普政府認為推動人權理事會改革的努力已告失敗，退出是凸顯問題嚴重性的唯一方法。 <text:line-break/><text:line-break/>不過美國媒體CNBC指出，美國的退出可能只具有象徵性意義。美國的理事成員任期明年才屆滿，屆時美國可選擇退回到觀察員身分，仍能就人權議題發表看法，只是沒有投票權。（譯者：陳宜君/核稿：張佑之）1070620</text:p>
      <text:p text:style-name="P1">懷軒   |  2018.06.20 02:43   |   <text:a xlink:type="simple" xlink:href="http://palinfo.habago.org/Entry?Command=Information_PrintForum&amp;iPage=72#FORUM36766"><text:span text:style-name="T1">#</text:span></text:a></text:p>
      <text:p text:style-name="P2">完全看不懂⋯。這傢伙是腦子有洞嗎？還是住在另一個宇宙？ <text:line-break/><text:line-break/>懷軒</text:p>
      <text:p text:style-name="P1">陳真   |  2018.06.19 21:00   |   <text:a xlink:type="simple" xlink:href="http://palinfo.habago.org/Entry?Command=Information_PrintForum&amp;iPage=72#FORUM36765"><text:span text:style-name="T1">#</text:span></text:a></text:p>
      <text:p text:style-name="P3">真難想像究竟是接受了什麼樣的教育才能腦殘到這種地步，然後卻還以為自己擁有真知灼見。你也許看了覺得可笑，問題是，在台灣，類似這樣一種思維水平卻是常態。 <text:line-break/><text:line-break/>我不知道這位 "藝術家" 是誰，只是隨手捻來，完全沒有針對性。我並非想談政治，許多時候，很多尋常無奇的人事物卻讓我有 "今夕何夕" 的異樣感 (簡單說就是我是不是在做夢？)，從而給我許多啟發。 <text:line-break/><text:line-break/>比方說味道。當我聞出一種味道，於是我彷彿明白了某種人事物的一切。我敢說，我若掛起鐵口直斷的牌子當算命仙，類似像這位"藝術家" 這樣的一位顧客上門，我肯定能把他的一生、從頭到腳、從裏到外，鐵口直斷得準準準。 <text:line-break/><text:line-break/>而且，我還敢保證，類似這樣的一位 "藝術家"，他的 "藝術" 肯定不是我所能欣賞的，肯定也會讓我有"今夕何夕" 的異樣感(簡單說就是Oh my God!)。 <text:line-break/><text:line-break/>下班了，隨手亂寫一些算命的原理。 <text:line-break/><text:line-break/>陳真 2018. 06. 19. <text:line-break/><text:line-break/>================== <text:line-break/>【Yahoo論壇】給蔡總統英文的一封公開信 <text:line-break/><text:line-break/>政事觀察站 <text:line-break/><text:line-break/>2018年6月19日 <text:line-break/><text:line-break/>圖片來源：中央社 <text:line-break/><text:line-break/>楊士釗（留美藝術家） <text:line-break/><text:line-break/>蔡總統， <text:line-break/><text:line-break/>您好， <text:line-break/><text:line-break/>日前，我在媒體上發表了一篇給習近平主席的一封公開信，希望他放棄共產黨的理念，在他加大開世界門戶改革開放之同時，也打開民主自由的大門，或許能像前蘇聯領導人葛巴契夫一樣得諾貝爾和平獎，兩岸的前景一致，和平哪有舍麼難？但是很遺憾的是習主席是共產黨員，底下也是些不良的死硬派共產黨，給他出謀劃策，最後給習主席帶來的將不會是個美好的中國夢，而會是最終武力犯台的結果，讓習主席成了國際戰犯的惡夢。 <text:line-break/><text:line-break/>我知道您平時日理萬機哪來美國時間理會一介市景小民的發聲，其實有時候一個小小的建言，或許在您周邊的策士未能或錯過的一個小小的主意，就能面對所有的死胡同，來個迎刃而解。 <text:line-break/><text:line-break/>在統獨議題上，其實並沒有那麼複雜，獨派一定要公投，正名，制憲，然後，中共武力犯台，犧牲很多無辜的生命… <text:line-break/><text:line-break/>但是統派一直要幫助共產黨消滅中華民國，因為國民黨已完全迷失方向，輸了領導權就想向中共投城，不行；讓我們都平心靜氣地回想一下，回到歷史的二戰之後的情景，中華民國乃是中國當時的合法政府，中共卻只是前蘇聯所扶植的叛亂集團，把正統中華民國逼到臺灣，佔領大陸把大多數中國人關進鐵幕，過著水深火熱的生活；直到美國總統尼克森的一個錯誤的外交政策，竟然把中共加入聯合國，卻把正統的中華民國政府踢出聯合國，雖當時的蔣介石也不屑，但是中華民國政府的法統並未因此而消失，中華民國政府只要開始據理力爭，向聯合國提出訴訟，把歷史真象公諸於世，中共自始至終的叛亂證據，對人權壓榨迫害，一直經過六四到今天為止，而民主自由的中華民國的成就，經過數十載，全世界的人有目共睹。 <text:line-break/><text:line-break/>中華民國將來轉型正義之後，更能突顯民主自由的價值，真正成為大陸14億人民主自由希望的燈塔，只有民主自由的中華民國有資格去統一大陸，推翻中共，現在的中共乃是奉馬克思為圭聶的異族，前蘇聯扶植的中國傀儡政權，由於現今世界上充滿現實主義，拜金主義，對中共的亮麗的經貿背後，暗藏有何玄機不清楚，才都捨棄中華民國與其建交，其實當他們知道，中共是個在未來想代替前蘇聯完成社會主義革命鬥倒美帝，建立大中國社會主義新世界，澈底想要消滅共產黨從建黨至今仍嗤之以鼻的那些推崇民主自由的人類價值的美帝和西方陣營。 <text:line-break/><text:line-break/>所以中華民國不須要公投，正名或制憲，只要在轉型正義之後，帶領全部2300萬人撼衛臺灣民主自由的價值，繼續向全世界揭發中共的歷史，還原中華民國的法統地位，只有民主自由的中華民國有資格去統一大陸，這是我們中華民國臺灣21世紀的重要使命，不能讓一個叛亂集團代表中國來統一臺灣，除了不合法，中共想要向世界輸出的歐威爾式的意識型態，也將被全世界在真象大白之後，棄中共如弊屣，將來中華民國入聯之後，重新和民主自由的中華民國建交的國家，就不會只有那些短視近利的國家，而是那些真正要為捍衛民主自由陣營的真正盟友。 <text:line-break/><text:line-break/>敬啟者 <text:line-break/><text:line-break/>楊士釗/留美藝術家</text:p>
      <text:p text:style-name="P1">陳真   |  2018.06.15 11:55   |   <text:a xlink:type="simple" xlink:href="http://palinfo.habago.org/Entry?Command=Information_PrintForum&amp;iPage=72#FORUM36764"><text:span text:style-name="T1">#</text:span></text:a></text:p>
      <text:p text:style-name="P2">懇請國台辦資助推展和平統一大業 (二) <text:line-break/><text:line-break/>陳真 2018. 06. 15. <text:line-break/><text:line-break/><text:line-break/>我很喜歡大悲咒裏的一段話："我若向刀山，刀山自摧折。我若向火湯，火湯自枯竭。" 老子道德經也有類似想法："民不畏死，奈何以死懼之？" 只要心中無懼，一切折磨就不構成威脅，暴力從而也失去作用。 <text:line-break/><text:line-break/>馬太福音也這麼說："有人強逼你走一里路，你就同他走二里。" 不光是無懼，你還得主動，甘願，並且樂於迎接更大的折磨。甘地的非暴力抗爭，基本上就是這樣一種精神。 <text:line-break/><text:line-break/>精神面的東西也許陳義過高，不妨放低標準，回到實踐面。常聽人說："我有權利如何如何"。也許你是對的，你確實有權利如何如何，但是，與其講得義憤填膺口沫橫飛，不如就把 "如何如何" 給實踐出來。比方說我有權利推展兩岸統一，與其陳述你的 "權利"，不如就真的去實踐，說出你的主張，實踐你的想法。 <text:line-break/><text:line-break/>統治者之暴力打壓之所以有效，是因為它確實起了殺雞儆猴的寒蟬效應。這時候，與其批評打壓，不如就主動走向刀山，跳下油鍋，同他走二里路。暴力也將因此而失去作用，因為民既不畏死，奈何以死懼之？ <text:line-break/><text:line-break/>我看了王炳忠等人的起訴書，荒腔走板之離譜程度，不亞於過去所謂白色恐怖。這年頭，紀念所謂白色恐怖，或是掛人權羊頭賣政治狗肉的所謂轉型正義，幾乎是台灣的大學校園裏頭每一位老師和學生爭相表態表忠貞的一道通關密碼 (成功大學似乎又特別忠黨愛國)，整天配合人渣黨，高喊相關口號，無限誇大渲染地 "紀念" 一切只要對國民黨不利的歷史，可是，人渣黨長年以來無數的倒行逆施無日無之，這些學界的乖寶寶或綠營打手們，卻從不吭聲，不但不吭聲，反而還為虎作倀大聲叫好。 <text:line-break/><text:line-break/>我們不斷反覆指陳這樣一些猥瑣的人事物，寫得實在很煩，事實上也沒有什麼用，因為這些王八蛋有兩種，一種明知是非，卻存心使壞；一是馴服乖巧到隨時可以自動迎合任何當權者而無絲毫異樣感。 <text:line-break/><text:line-break/>王炳忠等人的起訴書裏寫著，他們的叛國罪行大約如下： <text:line-break/><text:line-break/>一，組織暑期營隊前往大陸參訪，並 "以學術為掩護"，藉以結識人員，"第一手了解台軍當前士氣、心理等情況"。 <text:line-break/><text:line-break/>二，培養 "青年寫手"，"目前約有5位左右，不定期生產網站所需之文章"，"側重寫作與演講能力之訓練"，深化具有思想能力的統派青年。 <text:line-break/><text:line-break/>三，曾經向幾位現役軍人詢問是否願意為台獨打仗，意圖影響民心士氣。 <text:line-break/><text:line-break/>1989年，當我還是個醫學生時，因為煽惑群眾及企圖分裂國土等罪名，涉嫌叛亂。除了公開主張台獨有罪之外，我還有個罪名很奇怪，居然說我呼籲群眾透過選票推翻國民黨政府乃是 "涉嫌煽惑內亂"。主張政黨輪替居然也是一種叛亂罪。還有個罪名就更不可思議了，說我寫作兒童人權報告，以及 "吸收" 數百成員成立兒童福利團體，乃是企圖抹黑政府，打擊政府威信云云。 <text:line-break/><text:line-break/>1989年距今29年，但卻恍如昨日，趕走一個漏尿的，卻迎來一個拉屎的，台灣始終就是在這樣一種所謂 "反攻大陸解救同胞" 或 "台獨建國" 的騙局與鎮壓中原地踏步。我認為，要打破這樣的僵局與騙局，就必須在統獨議題上，看是要統或獨，做個徹底的了斷，別再授與人渣政客藉以進行政治操弄，謀取一己之私而危害眾人長遠福祉。 <text:line-break/><text:line-break/>附帶一提，順便打個廣告：這個月的統獨靜站是6月23號，下午一點半到三點。巴勒網的反戰站樁則是同一天的三點到五點，師大路與和平東路口老地方見。每個月從高雄來台北靜站，光是交通費一個月就要兩三千元，懇請國台辦資助，我很樂意承擔所謂叛國罪名。如果有更多人願意接受資助，願意承擔後果，這個沒出息的人渣黨，憑其暴力又能對我們怎麼樣？</text:p>
      <text:p text:style-name="P1">陳真   |  2018.06.15 01:56   |   <text:a xlink:type="simple" xlink:href="http://palinfo.habago.org/Entry?Command=Information_PrintForum&amp;iPage=72#FORUM36763"><text:span text:style-name="T1">#</text:span></text:a></text:p>
      <text:p text:style-name="P3">懇請國台辦資助推展和平統一大業 (一) <text:line-break/><text:line-break/>陳真 2018. 06. 15. <text:line-break/><text:line-break/><text:line-break/>吾友柏楊先生寫文章，在講到人事之荒謬時，常說 "比廉價小說還誇張"。年過半百，我亦常有此感，人性之乖張無度，使得現實似乎總是比戲裏的世界還更加戲劇化而令人難以置信。剛才看新聞，看到王炳忠父子、侯漢廷與林明正等人被以所謂國安法之共諜罪起訴，光看了新聞第一段，我就頭暈了，今夕何夕？難道我是在做夢？ <text:line-break/><text:line-break/>我是在 "聚眾抗爭乃唯一死刑罪" 之戒嚴令底下，參與1986年519綠色行動反戒嚴抗爭的唯一一位學生，要不是當初是我舉起那幅冒犯天條、寫著 "反戒嚴、抗蔣家" 的白布條，要不是有當年影像為證，我看連我這筆最基本的歷史事實都會被整個抹滅。 <text:line-break/><text:line-break/>當年的國民黨廢除戒嚴令之際，趕緊通過了換湯不換藥的國安法，黨外人士為此持續抗爭數年之久。當年的民進黨亦整天高喊 "惡法非法"，亦即國安法既然是一部傷害人權與言論自由的惡法，人民就沒有遵守此一法律的必要。我真沒想到，32年後，卻是由這個充斥貪婪人渣歹徒的民進黨來執行這部惡法。 <text:line-break/><text:line-break/>不過，人渣黨之詐騙與邪惡本質豈是一種新鮮事？講一套做一套從來就是這群綠色人渣的本性，根本不足為奇。讓我感到極端不可思議的並不是這樣一種詐騙與橫行無阻，而是起訴書裏頭的四個字："遠望雜誌"。你知道什麼是遠望雜誌嗎？你知道誰是陳其昌嗎？你知道誰是林書揚、陳明忠與吳榮元等等等嗎？我猜，知道這些人與事者，全台灣恐怕找不到幾個人。 <text:line-break/><text:line-break/>八零年代初期，我剛上大學時，陳明忠還在坐牢。我去過他家兩次，訪問過他太太，寫過一篇有關陳明忠的報導，我還把它製作成傳單在街頭散發。關於上述這些人，別說一篇報導，就算寫成好幾本書，也沒法把他們的事蹟寫完。不可思議的是：台灣人不管政治立場紅藍綠，竟然都對他們一無所知，但是卻對鄭南榕或更早的蔣渭水耳熟能詳，簡直就是如雷貫耳。可是，如果你知道蔣渭水，知道民眾黨，怎麼可能不知道陳其昌？那就好像如果你知道卡斯楚，怎麼可能不知道切格瓦拉？難道你還看不出來，你其實是生活在一個所有所謂 "歷史" 其實完全經過大量捏造與虛構、誇大、篩選、抹滅與渲染的洗腦世界？ <text:line-break/><text:line-break/>我不知道如果透過google，到底能找到以上這些人的多少資料？恐怕少之又少。而我也不想以一種掛一漏萬的方式去呈現，只能說，各位不妨自己想辦法紮紮實實去做點功課，也許你就能明白我的驚訝從何而來。我之所以提到陳其昌是因為，"遠望雜誌" 就是陳其昌等人所創辦，至今至少有30年了吧。這些奉獻一生的前輩，血淚斑斑，飽受黑牢與酷刑。但是，這個理當罪該萬死的人渣黨所操控的所謂司法體系，卻居然說王炳忠等等幾個年輕人，接受國台辦某某趙姓官員的錢，負責主持 "遠望雜誌"，企圖藉以影響台灣的年輕人。一個案子居然能鬼扯、兒戲到這種地步，除了一個恨字，我實在不知道還能說什麼。 <text:line-break/><text:line-break/>除了遠望雜誌，起訴書還說王炳忠等人並接受國台辦資助，成立 "燎原新聞網 " 以及一個台大的學生社團叫做 "中華復興社"，鬼扯什麼給該網站按一個讚，就能獲得幾千元獎金，如果願意出來見面談心聊國家大事者，獎金五萬，真是完全胡扯一通；甚至還說什麼已經約出來談心者 "高達 90多人"。 <text:line-break/><text:line-break/>"燎原新聞網 " 始終只有小貓兩三隻，根本沒幾個讀者。國台辦若真要資助，也該資助讀者遍布世界各地的巴勒網才對不是嗎？二十年來，光是想約我出去談心的媒體、團體或讀者粉絲們成百上千，何只90幾人？ <text:line-break/><text:line-break/>我不知道國台辦有沒有資助王炳忠等人，就算有，那又怎麼樣？人渣黨向來主張：只要不是使用暴力革命，任何政治立場的活動全屬言論自由。如果拿國台辦的錢有罪，憑什麼拿美國人和日本人的錢搞分裂就反而成為一種台灣之光？ <text:line-break/><text:line-break/>我還不至於蠢到企圖和這個人渣黨講理，但我倒是很樂意以身試法： <text:line-break/><text:line-break/>不知道國台辦願不願意給一筆錢，金額多少無所謂，匯入巴勒網的帳戶代收 (請見首頁)，並指明收款人陳真，用途是 "推展兩岸和平統一"。我不是開玩笑，如果國台辦或對岸不管哪個官方單位都行，倘若願意這麼做，我就願意承擔起這個所謂 "罪名"。對你來說也許是一種罪，對我來說這只是一種理所當然的道德義務。</text:p>
      <text:p text:style-name="P1">陳真   |  2018.06.13 09:52   |   <text:a xlink:type="simple" xlink:href="http://palinfo.habago.org/Entry?Command=Information_PrintForum&amp;iPage=72#FORUM36762"><text:span text:style-name="T1">#</text:span></text:a></text:p>
      <text:p text:style-name="P2">川金一握 南韓歡聲雷動 <text:line-break/><text:line-break/>聯合新聞網 <text:line-break/><text:line-break/>2018年6月13日 <text:line-break/><text:line-break/><text:line-break/>朝鮮半島分裂七十三年來，美國與北韓領袖首度會面，南韓歡聲雷動，期盼兩韓關係展開新頁。 <text:line-break/><text:line-break/>南韓總統文在寅在川金會舉行的同時召開國務會議，會議開始前，文在寅與總理李洛淵等官員透過電視直播觀看了川金握手的場面，媒體畫面顯示，文在寅露出燦爛的笑容。後來文在寅發表聲明，盛讚川金會勇下決心終結冷戰，並對此次會談成功表示熱烈慶賀與歡迎。文在寅也誓言，兩韓將寫下「新歷史」，他說：「我們將拋開戰爭與衝突的陰暗日子，寫下和平與合作的新篇章。我們會一路與北韓同在。」 <text:line-break/><text:line-break/>自由派「韓國日報」訝異地說，川普竟然沒有在握手時展現自己的主導地位，跟先前不一樣，而且川普還輕拍金正恩的肩膀，跟他閒聊了起來。 <text:line-break/><text:line-break/>開城工業園區韓企協會成員聚集在首爾辦公室觀看川金會直播節目，當川金握手時，一直屏氣凝神的在場企業家無不鼓掌歡呼，對開城工業園區恢復運轉寄予厚望。 <text:line-break/><text:line-break/>韓企協會會長申漢龍說：「非常高興能和園區友商共同見證歷史性的一刻，大家曾對兩韓、朝美峰會的前景半信半疑，沒想到進展如此之快，可以預期兩韓經濟合作也將迅速重回正軌…我們準備在不久後重返工業園區。」 <text:line-break/><text:line-break/>首爾車站有大批群眾緊盯著電視直播畫面，看到川金友好寒暄時，爆出歡呼聲與掌聲。</text:p>
      <text:p text:style-name="P1">陳真   |  2018.06.12 17:12   |   <text:a xlink:type="simple" xlink:href="http://palinfo.habago.org/Entry?Command=Information_PrintForum&amp;iPage=72#FORUM36761"><text:span text:style-name="T1">#</text:span></text:a></text:p>
      <text:p text:style-name="P3">這位學者講得很正確，但報紙標題卻下得很奇怪，復興國家與民族，造福兩韓人民，促使統一，怎麼會是野心勃勃？ <text:line-break/><text:line-break/>當你越了解世界各國各式各樣的政治人物與情勢發展，你就越會對於台灣這群貪婪無度私心自用的醜陋政客人渣及其一大票文人走狗感到痛恨入骨，為了一己之私，一己暴利，不惜以眾人長遠福祉為代價。 <text:line-break/><text:line-break/>陳真 2018. 06. 12. <text:line-break/><text:line-break/>=============== <text:line-break/>德專家：金正恩野心勃勃　目標統一半島 <text:line-break/><text:line-break/>TVBS 2018/06/12 <text:line-break/><text:line-break/>圖／達志影像美聯社 <text:line-break/><text:line-break/>川金會今天登場，德國知名的北韓專家法蘭克認為，金正恩野心勃勃，最終目標是統一朝鮮半島，讓韓國贏得世人尊重。 <text:line-break/><text:line-break/>出身東德的法蘭克（Ruediger Frank），曾在蘇聯和北韓生活，目前在維也納大學任教，台灣日前才出版他的近作《北韓，下一步？！》。 <text:line-break/><text:line-break/>法蘭克接受德國「商報」（Handelsblatt）訪問表示，早從1983年開始，北韓經濟就在中國的指引和扶持下，逐步走向開放。過去一再有人預言北韓即將崩潰，顯然低估北韓的戰略位置和中國對北韓的支持。 <text:line-break/><text:line-break/>從豐富的自然資源、勞工的紀律、堅定的民族主義意識形態和隔著陸地邊界與中國接壤等條件來看，法蘭克認為北韓經濟深具潛力，目前改革腳步放慢，主要原因是金正恩擔心北韓會和戈巴契夫（Mikhail Gorbachev）統治的蘇聯一樣走向混亂。 <text:line-break/><text:line-break/>針對川金會的結果，法蘭克研判，金正恩不可能馬上放棄核武，但可能會用停止導彈測試和允許國際調查員監督核子設備等條件，換取美國在經濟、安全和外交的好處。新加坡峰會只是雙方妥協的開始，未來，美國與北韓將在中國和南韓的協助下，小心翼翼走近。 <text:line-break/><text:line-break/>法蘭克強調，金正恩年輕且野心勃勃，他的終極目標是北韓經濟與南韓平起平坐，完成朝鮮半島統一，讓韓國成為強大的國家，贏得世人尊重。唯有如此，韓國才不用再受死對頭日本擺佈，並在強大的鄰居中國旁保持獨立性。（中央社）</text:p>
      <text:p text:style-name="P4"/>
      <text:p text:style-name="P1">陳真   |  2018.06.12 15:49   |   <text:a xlink:type="simple" xlink:href="http://palinfo.habago.org/Entry?Command=Information_PrintForum&amp;iPage=73#FORUM36760"><text:span text:style-name="T1">#</text:span></text:a></text:p>
      <text:p text:style-name="P3">出於一種對所謂民主的迷思與自我陶醉，台灣媒體長期以來配合西方主流媒體，把金正恩描寫成一個天天買性感小內褲給幾千個美女穿，每天沉迷於性交、玩女人的荒淫無道蠢材昏君與獨裁者 (每隔一段時間西方媒體就會有這類假新聞出現)，但你用肚臍想也知道，如果他這麼蠢，這麼沒出息，這麼低能，會有人當他一回事嗎？有可能在帝國主義的鐵蹄下活超過一天嗎？ <text:line-break/><text:line-break/>姑且不論任何政治立場，你都沒法否認金正恩絕頂聰明。川普說他一分鐘就能看清對手。我比川普厲害一些，我一秒鐘就能判斷一個人；如果時勢允許，金正恩也許會是一個像鄧小平那樣的人物。 <text:line-break/><text:line-break/>我對金正恩在今年 4月 27日的一段談話，印象很深，令人動容。 <text:line-break/><text:line-break/>金正恩說：「儘管我對美國有與生俱來的排斥感，但人們終將瞭解，我不是那種會對南韓、太平洋或美國發射核彈的人。如果我們能與美國人經常會面，建立互信，同時他們也承諾終結戰爭（韓戰）、不會入侵，我們何必繼續保有核武、過著困難的生活？」 <text:line-break/><text:line-break/>金正恩並強調，不會讓韓戰的痛苦歷史重演，決不讓韓民族土地上再發生流血衝突，並重申不會用武力解決問題。他還指出，針對偶發性軍事衝突和戰爭危險，必須從制度上進行管理，並採取措施有效防範。兩韓在峰會上已決定全面停止一切敵對行為，從5月1日起停止廣播喊話和散布傳單等敵對行為，將非軍事區（DMZ）打造成「和平地帶」，將西海北方界線一帶打造成「和平水域」。 <text:line-break/><text:line-break/>事實上，川普也很有可能是美國過去半個多世紀來最好的一個總統，因為他志在賺錢，志不在帝國版圖的擴張，心思相對單純許多；只是不知道美國真正的掌權者 (所謂影子政府)，在多大程度上能允許他不走血腥侵略擴張與顛覆煽動製造他國動亂的傳統老路。 <text:line-break/><text:line-break/>當南北韓各自努力擺脫以美國為首之西方列強的掌控與破壞，逐漸走出新局，唯有台灣卻仍然牢牢被一群以所謂台獨做為一種偽裝與騙術的人渣歹徒所控制，拼命要當美國人和日本人的狗，搞得民不聊生，卻以此為榮。 <text:line-break/><text:line-break/>陳真 2018. 6. 12. <text:line-break/><text:line-break/>============= <text:line-break/>川金歷史性峰會 金正恩：世人會以為來自科幻電影 <text:line-break/><text:line-break/>2018年6月12日 <text:line-break/><text:line-break/>美國總統川普和北韓領導人金正恩今天握手寒暄的歷史性時刻，引發全球關注，兩人舉行史無前例的高峰會，致力終結數十年緊張核子僵局，讓可回溯到冷戰時期的敵意煙消雲散。 <text:line-break/><text:line-break/>美國有線電視新聞網（CNN）報導，兩人歷史性握手後，並肩走了短短的路程中，金正恩透過通譯員告訴川普，全球民眾對於新加坡發生的這一切會感到難以置信。 <text:line-break/><text:line-break/>金正恩說：「世上許多人會認為這一切景象宛如奇幻般…來自科幻電影。」 <text:line-break/><text:line-break/>新加坡「海峽時報」網站報導指出，兩位領導人握手歷時12秒。法新社報導，川普還輕拍金正恩的右臂。 <text:line-break/><text:line-break/>兩人之後坐下來一對一談話。川普說：「我們將有極佳的關係，我對此確信無疑。」川普先前曾說，他會「在頭一分鐘內」知道是否有可能與金正恩談成協議。 <text:line-break/><text:line-break/>金正恩方面，這位北韓領導人提到兩國對抗和激烈交鋒的歷史，但也指出兩人的會談顯示，他們可以克服過去。 <text:line-break/><text:line-break/>金正恩告訴一同坐著的川普：「一路來到這裡真不容易。過去的偏見和做法阻礙了我們前進的道路，但是我們克服了所有障礙，今天來到這裡。」 <text:line-break/><text:line-break/>川普回說：「說得沒錯。」 <text:line-break/><text:line-break/>這場高風險的會談景象，無疑充滿正面氛圍。首爾東國大學（Dongguk University）教授金容鉉（Kim Yong-Hyun）說：「高峰會氣氛看起來非常好。」 <text:line-break/><text:line-break/>他說：「這場會談要達成特定協議會很困難，但作為起跑點，這具有重大意義。」 <text:line-break/><text:line-break/>================ <text:line-break/>金正恩：我不是會發射核彈的人；只要美國不入侵，北韓就棄核 <text:line-break/><text:line-break/>風傳媒 閻紀宇 <text:line-break/><text:line-break/>2018年4月29日 <text:line-break/><text:line-break/>南韓總統文在寅、北韓（朝鮮）國務委員會委員長金正恩的「板門店峰會」27日圓滿落幕，兩韓關係春暖花開。南韓總統府青瓦台青瓦台首席秘書尹永燦29日公布「文金會」部分談話內容，金正恩明白表示他不是會使用核子武器的人，如果能與美國建立互信，北韓願意放棄核武。 <text:line-break/><text:line-break/>金正恩說：「儘管我對美國有與生俱來的排斥感，但人們終將瞭解，我不是那種會對南韓、太平洋或美國發射核彈的人。如果我們能與美國人經常會面，建立互信，同時他們也承諾終結戰爭（韓戰）、不會入侵，我們何必繼續保有核武、過著困難的生活？」 <text:line-break/><text:line-break/>金正恩並強調，不會讓韓戰的痛苦歷史重演，決不讓韓民族土地上再發生流血衝突，並重申不會用武力解決問題。他還指出，針對偶發性軍事衝突和戰爭危險，必須從制度上進行管理，並採取措施有效防範。兩韓在峰會上已決定全面停止一切敵對行為，從5月1日起停止廣播喊話和散布傳單等敵對行為，將非軍事區（DMZ）打造成「和平地帶」，將西海北方界線一帶打造成「和平水域」。 <text:line-break/><text:line-break/>5月下旬，金正恩可望與美國總統川普舉行史無前例的高峰會。青瓦台發言人金宜謙29日表示，文在寅28日晚間與川普通電話，雙方商定保持緊密合作，力促美國與北韓在高峰會上就半島「徹底無核化」的具體實施方案達成共識。川普並對兩韓峰會圓滿舉行表示祝賀，強調兩韓簽署《板門店宣言》重申半島無核化目標，對全世界都是好消息。 <text:line-break/><text:line-break/>青瓦台29日也宣布，北韓已同意5月就會關閉「豐溪里核子試驗場」，兩韓將對具體實施時間進行協商。此外，北韓將調整時區半小時，與南韓時間一致。 <text:line-break/><text:line-break/>豐溪里核子試驗場位於咸鏡北道吉州郡，北韓過去6次核彈地下試爆都在此處進行，近年傳出其山坡與地下坑道多處嚴重崩塌，已經不堪使用。板門店峰會之前，金正恩就在朝鮮勞動黨三中全會上宣布：豐溪里核子試驗場已經「完成使命」。 <text:line-break/><text:line-break/>金正恩對文在寅表示，屆時將邀請南韓、美國安全專家和媒體記者造訪，向國際社會透明公開。金正恩還特別強調，豐溪里試驗場並非如外界所傳的「不堪使用」，當地有兩條比之前更大的坑道，而且狀況十分良好。 <text:line-break/><text:line-break/>27日當天金正恩在板門店「和平之家」與文在寅會談時說：「和平之家牆上有兩個鐘，一個顯示首爾時間，一個是平壤時間，我看了很難過。既然當初是我們改變時區，現在我們會調整回原來的時區。」 </text:p>
      <text:p text:style-name="P1">陳真   |  2018.06.12 08:49   |   <text:a xlink:type="simple" xlink:href="http://palinfo.habago.org/Entry?Command=Information_PrintForum&amp;iPage=73#FORUM36759"><text:span text:style-name="T1">#</text:span></text:a></text:p>
      <text:p text:style-name="P2">密切期待： <text:line-break/><text:line-break/>https://topic.udn.com/trumpkimsummit/index</text:p>
      <text:p text:style-name="P1">陳真   |  2018.06.10 01:03   |   <text:a xlink:type="simple" xlink:href="http://palinfo.habago.org/Entry?Command=Information_PrintForum&amp;iPage=73#FORUM36758"><text:span text:style-name="T1">#</text:span></text:a></text:p>
      <text:p text:style-name="P3">北農 (台北農產公司) 總經理吳音寧小姐說，她的薪水不是250萬，而是14萬 (人家講的是年薪，她偏要說月薪)；誰敢說她的薪水250萬，就是抹黑造謠，不排除提告。人渣黨上上下下一致聲援，所謂總統蔡啥小更是說外界藉著假新聞抹黑吳小姐，甚至還說人渣黨是一個 "最古意" 的政黨，只會 "默默做事"、"任勞任怨"，從來都不懂得為自己做宣傳。古意是台語，亦即憨厚老實。不知道各位聽了有何感想？很不可思議吧。這個黨真的是什麼話都說得出口。 <text:line-break/><text:line-break/>懷著害怕被吳小姐提告的危險，我戰戰兢兢地發揮小學三年級加減乘除的算數實力，計算如下： <text:line-break/><text:line-break/>很簡單，首先，根據北農自己所提供的加薪數據指出，吳小姐每個月 "只" 加薪3785元，加薪幅度是2.67%。也就是說，吳小姐原本每個月的薪水是 141760。加薪之後就是145545，亦即年薪為1746543，但可別忘了還有4.4個月年終獎金哦，因此，年收入應為2386942元。還沒完喔，還有 "主管加給" 每個月兩萬元，所以一年還需加上24萬，亦即吳小姐一年真正的薪資所得應該是262萬6943元，而這些都還不包括其它津貼或各種獎金。因此，說她年薪250萬其實還算客氣。 <text:line-break/><text:line-break/>而且，別忘了，她原本是提案要給自己加薪3%到5%，後來在董事會被擋了下來，因為加薪幅度太高，於是改為2.67%。 <text:line-break/><text:line-break/>如果我沒記錯，我之前在台大當醫生公務員的薪水只有三萬多，誰敢說我薪水兩百萬，套用吳音寧的話，那就是一種抹黑，一種假新聞，故意要對我貼標籤，蓄意挑起階級對立，希望所謂總統蔡啥曉應該要幫倫家澄清，幫倫家打擊假新聞。總之，希望大家好自為之，千萬別再說我當公務員醫生的薪水兩百萬了，否則俺不排除提告。大家聽著，我當台大公務員醫生的薪水只有三萬元，不是兩百萬！可是，我這樣講，你信嗎？你相信台大醫生的薪水只有三萬而不是兩百萬嗎？我看就算真的腦殘也不會信。 <text:line-break/><text:line-break/>很多人說這位吳小姐是 "小白兔"，是 "實習生"，其實她不是，她只是能力上和外表上看起來像個無能的 "小白兔" 或 "實習生"，但實際上來頭非常大；她可是人渣黨呼風喚雨、具有相當決策地位的智庫 "新境界文教基金會" 的資深董事哦，坐擁人渣黨之內部實質大權。過去寫過的東西我就不再寫了，忘記的人，不妨從留言板右上角處自行搜尋。總之，她在能力上毫無疑問是小白兔，但所牽涉的權力之巨大，卻是一頭大野狼。小白兔吃葫蘿蔔，但她可不是吃素的。 <text:line-break/><text:line-break/>吳小姐是去年 (2017年) 6月21日上任。上任滿一個月後，在一次公開演講中，她自稱是 "劉姥姥進大觀園"，她說，"進到北農之後才大開眼界，原來員工全年領的獎金，比一般上班族的年薪還高"，並說 "做農民可開超跑"。她並批評前任總經理韓國瑜發放太多春節、中秋與端午節獎金，讓她終於見識到 "公務員肥到出油的三節獎金發放"。 <text:line-break/><text:line-break/>我講的這些，引號所引全是原文，而不是我信口瞎掰，總之吳小姐講得一副準備要來改革這些坐領高薪、獎金 "肥到出油" 的北農員工似的。可是，不過才幾個月，她竟然提案加薪 5%！！！董事會駁回說加太多了吧，於是才改為3%以下。我並不是贊成或反對加薪，而只是指出其前後不一致，如果那些位階較高的員工如其所痛斥 "獎金肥到出油"，那為何還要加薪？至少她自己可以不加吧，憑什麼領262萬6943元的高薪呢？ <text:line-break/><text:line-break/>令人厭惡的當然不是薪水高低，令人厭惡的是：憑什麼這樣那樣一些能力極端欠佳的人，卻一個個坐擁高位、肥到出油？這些人之所以吃香喝辣坐擁大權，當然不是因為其能力出色，而是純粹就是一種毫無羞赧的赤裸裸的政治分贓，而吳音寧所佔據的職位，其實只是各種權位之中最為微不足道的。而且，老實說，我猜她這個人理當還是人渣黨這個貪婪腐敗的齷齪政權裏頭極少數的 "清流" 之一。 <text:line-break/><text:line-break/>我還記得，當初人渣黨找吳音寧擔任北農總經理時，遭到外界對其能力的質疑時，竟然說她足以勝任，因為她 "對農業很有熱情"，還說她的碩士論文跟農業有關。這還不夠離譜哦，你知道什麼是國發會 (國家發展委員會) 嗎？簡單說就是一整個國家一切經濟與社會發展方向的決策者，為執政者提供各項完整的施政方針。這樣一個機構的領導人，難道不需要任何相關專業？就好像我難道可以因為很喜歡看星星，對於在夜空中尋找外星人的足跡更是充滿熱情，然後我就能擔任太空總署的主任？ <text:line-break/><text:line-break/>可是，你知道誰是國發會主委嗎？她叫陳美伶，是所謂行政院長賴啥曉以前擔任台南市長時的的秘書長。最近出國考察能源問題，跑到德國開會，獲得重要發現，她發現德國不開冷氣居然不熱耶！於是說要趕緊回來告訴賴啥曉院長這項重大發現，台灣務必學習德國先進的什麼綠建築技術。可是，她媽的在那麼冷的歐洲是誰家會裝冷氣啦？我在英國住十年，從未見過冷氣，當然不熱啊，因為冷都快冷死了還熱。家家戶戶只有暖氣沒有冷氣。五月雪我都還見過幾次，當然不會熱。 <text:line-break/><text:line-break/>她媽的連這樣腦殘的事也要考察？連這也是重要考察心得？這就是一個政府擘畫整個國家經濟與社會發展的總舵手？真是不可思議到極點。令人痛恨的不是他們薪水多少，而是這些無德無才的 "馬文才" 們居然個個位居要津，坐擁大權，但卻連一絲一毫的能力都沒有，就只因為她們彼此都是人渣黨的 "自己人"，於是眾人長遠福祉居然成為她們吃香喝辣、代代好康相傳吃喝不盡的暴利所在；二十幾年來，就憑著一套所謂台獨或愛台灣以及無數所謂 "美好理想" 的騙術詐術吃喝不盡，掏空整個台灣 。難道你至今還真的相信這個人渣黨？ <text:line-break/><text:line-break/>我是財經門外漢，但我至少有點國際常識，我知道什麼是 ASEAN，什麼是 RCEP，什麼是TPP，全名我也許沒辦法一下子就能說得完整，但我能明確知道每一個詞的實質意義，我更絕不會蠢到把 ASEAN (東協) 說成 "這是…北美的自由…北美..." (陳美伶面對質詢時的回答)，實在是荒唐到極點，這就好像一個物理學研究機構的領導人，卻以為愛因斯坦的相對論就是人之初性本善一樣荒唐。這位所謂國發會主委，到底知不知道自己在做什麼？ <text:line-break/><text:line-break/>面對立委詢問ASEAN 和 RCEP及 TPP的意思時，這位國發會主委陳美伶居然一問三不知，而且還說自己 "前一晚有念書"，可惜 "剛好沒有背到這幾題"。你能想像一家比方說半導體或發展AI業務的公司會找來一個CEO，卻說自己接受董事會質詢的 "前一晚有念書"，但是人家問他什麼是 AI時，他卻說："ㄟ，這個那個嘛，AI 就是一種科技的名詞嘛"；好！那請問什麼是半導體？"半導體這個嘛，就是導體的一半囉"；那什麼是被動元件呢？"ㄟ，這個那個嘛，被...被...被動零件就是一種零件相當被動嘛"。 <text:line-break/><text:line-break/>請問有哪一家公司會聘請這樣的人擔任董事長？倘若你批評他到底是來幹什麼的？怎麼連這個也不懂！他卻回嗆說我很努力在學習 (吳音寧的回應），當事情一再荒腔走板演出時，倘若你再繼續批評他，他就會翻臉說要告人，說你製造假新聞抹黑他。 <text:line-break/><text:line-break/>我們之所以浪費時間講這些，並不是要批評人渣政客及其一票同路人，就跟社會上一大堆做奸犯科的歹徒沒兩樣，這些人有什麼好批評？幾十年來，我始終覺得，批評政客只是一種自我貶低，一種自我做賤。對於這樣一些人，這樣一個黨，你只須想辦法把他們打倒並繩之以法，而根本不值得批評。因此，我之所以浪費時間寫這類東西的目的，當然不是要批評這個貪婪齷齪的政治詐騙集團，而是針對 "真腦殘人士" 而寫；畢竟 "真腦殘人士" 也有所謂神聖的一票，當腦殘人數遠遠多於正常人時，在所謂神聖的民主投票制度下，後果就是永難擺脫的惡夢，社會永遠控制在呼風喚雨擅於洗腦的人渣歹徒手裡，永不超生。 <text:line-break/><text:line-break/><text:line-break/>陳真 2018. 06. 10. <text:line-break/>============== <text:line-break/>聯合／政務官竟無「低標」 <text:line-break/><text:line-break/>2017-10-09 <text:line-break/><text:line-break/>聯合報黑白集 <text:line-break/><text:line-break/>賴揆就任牽動內閣微幅異動，其中金管會主委顧立雄和國發會主委陳美伶的任命，都讓人覺得莫名其妙，專業與職務完全不符。果然，最近遠東銀行遭駭客入侵，盜走十八億元，顧立雄卻不知如何應對防漏。陳美伶更慘，在立法院被問到TPP、ASEAN等名詞，竟然全都答錯；賴士葆因而譏諷蔡總統：「用人真大膽」。 <text:line-break/><text:line-break/>總統用人可以大膽，卻不能把輕率當成大膽，或者假藉大膽破格徇一己之私，拿體制的專業分工來開玩笑。顧立雄出掌金管會，據稱是為了推動金融業「去家族化」；事實上，目前台灣金融業更大的問題，是競爭力太低及監管品質太差。因此，把焦點鎖定去家族化，根本是對錯目標，只會讓金融業更落伍。 <text:line-break/><text:line-break/>再看陳美伶的狀況。TPP（跨太平洋夥伴協定）和ASEAN（東南亞國協）都不算艱澀的專業名詞，而是稍具國際觀的公民都應該知道的常識；陳美伶身為國發會主委，竟然一問三不知，她是念「本土經」長大的嗎？陳美伶在蘇貞昌內閣擔任過副秘書長，在賴清德市府擔任過秘書長，又出任林全內閣秘書長；這麼長的政府歷練，竟連成立半世紀的東南亞國協都誤答成「北美」，這簡直是狠狠打臉蔡政府的「新南向」！ <text:line-break/><text:line-break/>更好笑的是，陳美伶還聲稱她前一夜「有念書」，只是剛好沒背到這幾題。政務官真的可以這樣當嗎，靠著臨時惡補來領導國家？ <text:line-break/><text:line-break/>連大學入學都設有「低標」，我們的政務官任命卻無底限。</text:p>
      <text:p text:style-name="P1">陳真   |  2018.06.06 17:13   |   <text:a xlink:type="simple" xlink:href="http://palinfo.habago.org/Entry?Command=Information_PrintForum&amp;iPage=73#FORUM36757"><text:span text:style-name="T1">#</text:span></text:a></text:p>
      <text:p text:style-name="P2">(續) <text:line-break/><text:line-break/>腦殘有兩種，一種是真，一種是假，假腦殘表面上蠢話連篇，其實智商破表，精明得很，我之前講的當然就是這一種，遍佈學界、醫界、文化界、社運界等等等。 <text:line-break/><text:line-break/>至於真腦殘，為數更多，幾乎每個學生、護士與上班族等等等，凡是年齡在40歲以下、接受腦殘教育長大者，全屬這一類。這一類人，就像同一家工廠出品，使用同樣的固定一套句型，你不用等他開口，就知道他要說些什麼了。 <text:line-break/><text:line-break/>跟假性腦殘不同的是，真腦殘人品不一定差，只是腦子進水，其它器官與人格大致良好。我很多這種朋友，甚至應該說，我的朋友十之八九是這一類，而我也只能有意無意盡量避著跟他們談到島內眾人之事，更不用說什麼國際政治了。 <text:line-break/><text:line-break/>許多時候覺得很無奈，感覺就好像欺騙了一群朋友似的，但我也沒辦法；我能看見他們，但他們卻看不見我，於是我也只能以一種他們所能看見所能理解的"片面" 形象去跟他們相處。我常想，這些腦殘朋友與同事們，哪天如果發現我親中賣台的 "真面目"，豈不是要崩潰？ <text:line-break/><text:line-break/>高的看得見低的，細微的看得見巨大的，另類的看得見主流，畏光的看得見光鮮的，洞裏看得見洞外，異常看得見尋常，顛沛流離的看得見一切理所當然，但反之則不然，絕大多數時候，人與人相處就像一種單行道，感覺就像在哄小孩那樣，以對方的眼光、認知、品味與需求來做為一種互動的基準。政治其實只是這一切不對等之中最為微不足道者。</text:p>
      <text:p text:style-name="P1">陳真   |  2018.06.01 02:05   |   <text:a xlink:type="simple" xlink:href="http://palinfo.habago.org/Entry?Command=Information_PrintForum&amp;iPage=73#FORUM36756"><text:span text:style-name="T1">#</text:span></text:a></text:p>
      <text:p text:style-name="P3">同學， <text:line-break/><text:line-break/>精神病人(不管哪一種病)的個性或人格並不 "猥瑣"；這類疾病的成因也大多與現實無關。 <text:line-break/><text:line-break/>你講的那一類人叫做腦殘。腦殘不是病，而是 "太" 正常，比正常人還正常；綠媒看太多，綠電視看太多，綠油油的教育從小吃到飽。 <text:line-break/><text:line-break/>腦殘可不是缺點哦，不但不是缺點，而且可喜可賀呢。腦殘的人有福了，因為一切好康的全是他們的。腦殘人士因其腦殘，恰恰成為一種演化上的優勢，往往混得特別好。他無須思索，自動就能跟著主流走，永遠都不會脫隊，更不可能逆向行駛，非常乖巧。菁英界通常特別喜歡這種 "人才" 不是嗎？就跟某些蜥蜴一樣，旗子顏色變了，他身上的顏色就會馬上跟著變。我很了解台灣醫界和學界人事生態，經常因此感到很驚奇，真是不敢相信自己的眼睛。 <text:line-break/><text:line-break/>我幾乎可以下一個定論： <text:line-break/><text:line-break/>市面上，凡是那些特別綠、特別忠(民進)黨愛(台灣)國、特別張揚跋扈的學界或醫界人士，幾乎毫無例外，在過去全部都是藍旗底下的乖寶寶，或甚至是舊黨國勢力的打手(要不就是一些身上完全看不出任何勇敢與正直美德的年輕人)，但他們說變就變，無須思索，無須理由，居然馬上就統統全部換了顏色。 <text:line-break/><text:line-break/>學姊也常跟我提起學界的這類人事物，往往令人嘖嘖稱奇，不敢置信。時下幾乎所有這些親綠人士們，當他們轉換顏色，從乖巧的藍寶寶或藍色打手，突變成綠油油的捍衛戰士時，我有一個重要發現，那就是：他們不但身上顏色突變，就連心理認知也一併瞬間跟著全盤調整，不但毫無愧疚感，而且似乎真的相信自己始終一以貫之。 <text:line-break/><text:line-break/>我沒法解釋如此詭異的心理現象，只能說這類物種的適應力真的特別強，比正常還正常。你不用擔心他們會心靈分裂或人格錯亂，絕對不會。反倒是我們在一旁看著，常有不知今夕何夕的精神錯亂之感。 <text:line-break/><text:line-break/>比方說，人渣黨究竟主張什麼，沒有人知道，因為連他們自己也不知道。他們一下子可以說這樣，一下子竟然又可以說那樣，完全相反的兩種說法與作法，他們卻操弄自如；白的可以說成黑，污七媽黑的卻能說成白雪公主，我們在一旁看著，看得都快精神分裂了，但人渣們卻無絲毫違和感。 <text:line-break/><text:line-break/>套句吾友柏楊先生的話，敢不敢跟我賭一塊錢？哪天當旗子顏色又換了，他們屆時肯定會比我們還更加效忠於那面他們目前所痛斥所不屑的旗子。信不信哪天這些綠油油人士將會指控我不愛中國、不忠於祖國等等。我的 "卡管啟示錄" 還有一大堆還沒寫，裏頭有一條啟示就是在講這個。 <text:line-break/><text:line-break/>簡單說就是：各位死了這條心吧，根本不用期待時下那些囂張跋扈無惡不作的綠色人渣們哪天會被另一面旗子給繩之以法，那是絕對不可能的事。為什麼呢？原因有二： <text:line-break/><text:line-break/>一，他們既然能夠從藍轉綠，或是由乖寶寶瞬間變身，轉成魔鬼戰士，轉得如此義正詞嚴天衣無縫，有什麼理由能妨礙他們將來由綠轉紅呢？ <text:line-break/><text:line-break/>二，就我對歷史的粗淺理解，改朝換代時，會持續倒楣的往往是一些忠良志士，因為他們既然膽敢不要命去反抗前朝，就有可能捨命反抗新政權；反倒是那些總是隨著旗子迅速變換顏色的人渣們，其實對新政權最安全、最無害。套句蔣介石的名言，"凡是可以用錢解決的問題都不是問題"。也就是說，凡是可以用某種價格或權位收購的人，其實都相當無害，因為他們始終會忠於體制，忠於主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